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tyles.xml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text/xml" manifest:full-path="meta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settings.xml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1.1425in"/>
    </style:style>
    <style:style style:name="co3" style:family="table-column">
      <style:table-column-properties fo:break-before="auto" style:column-width="0.7008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1.0382in"/>
    </style:style>
    <style:style style:name="co6" style:family="table-column">
      <style:table-column-properties fo:break-before="auto" style:column-width="0.9953in"/>
    </style:style>
    <style:style style:name="co7" style:family="table-column">
      <style:table-column-properties fo:break-before="auto" style:column-width="1.0472in"/>
    </style:style>
    <style:style style:name="co8" style:family="table-column">
      <style:table-column-properties fo:break-before="auto" style:column-width="1.0728in"/>
    </style:style>
    <style:style style:name="co9" style:family="table-column">
      <style:table-column-properties fo:break-before="auto" style:column-width="0.9693in"/>
    </style:style>
    <style:style style:name="co10" style:family="table-column">
      <style:table-column-properties fo:break-before="auto" style:column-width="0.6492in"/>
    </style:style>
    <style:style style:name="co11" style:family="table-column">
      <style:table-column-properties fo:break-before="auto" style:column-width="1.1161in"/>
    </style:style>
    <style:style style:name="co12" style:family="table-column">
      <style:table-column-properties fo:break-before="auto" style:column-width="0.9866in"/>
    </style:style>
    <style:style style:name="co13" style:family="table-column">
      <style:table-column-properties fo:break-before="auto" style:column-width="0.9429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grounded_01" table:style-name="ta1">
        <table:shapes>
          <draw:frame draw:z-index="0" draw:style-name="gr1" svg:width="6.2988in" svg:height="3.5429in" svg:x="9.3539in" svg:y="2.6358in">
            <draw:object draw:notify-on-update-of-ranges="grounded_01.A2:grounded_01.A12 grounded_01.B15:grounded_01.B15 grounded_01.B16:grounded_01.B26 grounded_01.C15:grounded_01.C15 grounded_01.C16:grounded_01.C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6.2988in" svg:height="3.5429in" svg:x="2.7969in" svg:y="2.6362in">
            <draw:object draw:notify-on-update-of-ranges="grounded_01.A2:grounded_01.A12 grounded_01.B1:grounded_01.B1 grounded_01.B2:grounded_01.B12 grounded_01.C1:grounded_01.C1 grounded_01.C2:grounded_01.C12 grounded_01.I1:grounded_01.I1 grounded_01.I2:grounded_01.I12 grounded_01.J1:grounded_01.J1 grounded_01.J2:grounded_01.J1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Orig CPU time</text:p>
          </table:table-cell>
          <table:table-cell office:value-type="string">
            <text:p>Orig Iters</text:p>
          </table:table-cell>
          <table:table-cell office:value-type="string">
            <text:p>Orig Mean Value</text:p>
          </table:table-cell>
          <table:table-cell office:value-type="string">
            <text:p>Orig Abs Error</text:p>
          </table:table-cell>
          <table:table-cell office:value-type="string">
            <text:p>Orig Rel Error</text:p>
          </table:table-cell>
          <table:table-cell office:value-type="string">
            <text:p>Orig Min Value</text:p>
          </table:table-cell>
          <table:table-cell office:value-type="string">
            <text:p>Orig Max Value</text:p>
          </table:table-cell>
          <table:table-cell office:value-type="string">
            <text:p>Opt CPU time</text:p>
          </table:table-cell>
          <table:table-cell office:value-type="string">
            <text:p>Opt Iters</text:p>
          </table:table-cell>
          <table:table-cell office:value-type="string">
            <text:p>Opt Mean Value</text:p>
          </table:table-cell>
          <table:table-cell office:value-type="string">
            <text:p>Opt Abs Error</text:p>
          </table:table-cell>
          <table:table-cell office:value-type="string">
            <text:p>Opt Rel Error</text:p>
          </table:table-cell>
          <table:table-cell office:value-type="string">
            <text:p>Opt Min Value</text:p>
          </table:table-cell>
          <table:table-cell office:value-type="string">
            <text:p>Opt Max Valu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7.35">
            <text:p>357.35</text:p>
          </table:table-cell>
          <table:table-cell office:value-type="float" office:value="9596.1">
            <text:p>9596.1</text:p>
          </table:table-cell>
          <table:table-cell office:value-type="float" office:value="0.509989564469916">
            <text:p>0.5099895645</text:p>
          </table:table-cell>
          <table:table-cell office:value-type="float" office:value="0.00839276953380122">
            <text:p>0.0083927695</text:p>
          </table:table-cell>
          <table:table-cell office:value-type="float" office:value="0.0164567475856583">
            <text:p>0.0164567476</text:p>
          </table:table-cell>
          <table:table-cell office:value-type="float" office:value="0.499010519737527">
            <text:p>0.4990105197</text:p>
          </table:table-cell>
          <table:table-cell office:value-type="float" office:value="0.51579605880513">
            <text:p>0.5157960588</text:p>
          </table:table-cell>
          <table:table-cell office:value-type="float" office:value="179.7">
            <text:p>179.7</text:p>
          </table:table-cell>
          <table:table-cell office:value-type="float" office:value="3538.8">
            <text:p>3538.8</text:p>
          </table:table-cell>
          <table:table-cell office:value-type="float" office:value="0.512781064567489">
            <text:p>0.5127810646</text:p>
          </table:table-cell>
          <table:table-cell office:value-type="float" office:value="0.011557189915466">
            <text:p>0.0115571899</text:p>
          </table:table-cell>
          <table:table-cell office:value-type="float" office:value="0.0225382540699198">
            <text:p>0.0225382541</text:p>
          </table:table-cell>
          <table:table-cell office:value-type="float" office:value="0.502779203056769">
            <text:p>0.5027792031</text:p>
          </table:table-cell>
          <table:table-cell office:value-type="float" office:value="0.525893582887701">
            <text:p>0.525893582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41.25">
            <text:p>641.25</text:p>
          </table:table-cell>
          <table:table-cell office:value-type="float" office:value="9594.6">
            <text:p>9594.6</text:p>
          </table:table-cell>
          <table:table-cell office:value-type="float" office:value="0.488017777841919">
            <text:p>0.4880177778</text:p>
          </table:table-cell>
          <table:table-cell office:value-type="float" office:value="0.00748698867389869">
            <text:p>0.0074869887</text:p>
          </table:table-cell>
          <table:table-cell office:value-type="float" office:value="0.0153416310098521">
            <text:p>0.015341631</text:p>
          </table:table-cell>
          <table:table-cell office:value-type="float" office:value="0.480755189318869">
            <text:p>0.4807551893</text:p>
          </table:table-cell>
          <table:table-cell office:value-type="float" office:value="0.495729166666667">
            <text:p>0.4957291667</text:p>
          </table:table-cell>
          <table:table-cell office:value-type="float" office:value="326.65">
            <text:p>326.65</text:p>
          </table:table-cell>
          <table:table-cell office:value-type="float" office:value="3183">
            <text:p>3183</text:p>
          </table:table-cell>
          <table:table-cell office:value-type="float" office:value="0.488032321033888">
            <text:p>0.488032321</text:p>
          </table:table-cell>
          <table:table-cell office:value-type="float" office:value="0.010343526689727">
            <text:p>0.0103435267</text:p>
          </table:table-cell>
          <table:table-cell office:value-type="float" office:value="0.0211943476772491">
            <text:p>0.0211943477</text:p>
          </table:table-cell>
          <table:table-cell office:value-type="float" office:value="0.477765204236006">
            <text:p>0.4777652042</text:p>
          </table:table-cell>
          <table:table-cell office:value-type="float" office:value="0.49845225761546">
            <text:p>0.498452257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.1">
            <text:p>815.1</text:p>
          </table:table-cell>
          <table:table-cell office:value-type="float" office:value="9581.9">
            <text:p>9581.9</text:p>
          </table:table-cell>
          <table:table-cell office:value-type="float" office:value="0.521757265975231">
            <text:p>0.521757266</text:p>
          </table:table-cell>
          <table:table-cell office:value-type="float" office:value="0.00778371787432203">
            <text:p>0.0077837179</text:p>
          </table:table-cell>
          <table:table-cell office:value-type="float" office:value="0.0149182740364397">
            <text:p>0.014918274</text:p>
          </table:table-cell>
          <table:table-cell office:value-type="float" office:value="0.514908256880734">
            <text:p>0.5149082569</text:p>
          </table:table-cell>
          <table:table-cell office:value-type="float" office:value="0.530475692629378">
            <text:p>0.5304756926</text:p>
          </table:table-cell>
          <table:table-cell office:value-type="float" office:value="283.35">
            <text:p>283.35</text:p>
          </table:table-cell>
          <table:table-cell office:value-type="float" office:value="2707.75">
            <text:p>2707.75</text:p>
          </table:table-cell>
          <table:table-cell office:value-type="float" office:value="0.523211434846642">
            <text:p>0.5232114348</text:p>
          </table:table-cell>
          <table:table-cell office:value-type="float" office:value="0.0078089466144794">
            <text:p>0.0078089466</text:p>
          </table:table-cell>
          <table:table-cell office:value-type="float" office:value="0.0149250304836481">
            <text:p>0.0149250305</text:p>
          </table:table-cell>
          <table:table-cell office:value-type="float" office:value="0.515341561614731">
            <text:p>0.5153415616</text:p>
          </table:table-cell>
          <table:table-cell office:value-type="float" office:value="0.53095945484369">
            <text:p>0.530959454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47.05">
            <text:p>1247.05</text:p>
          </table:table-cell>
          <table:table-cell office:value-type="float" office:value="9599.5">
            <text:p>9599.5</text:p>
          </table:table-cell>
          <table:table-cell office:value-type="float" office:value="0.496514997008694">
            <text:p>0.496514997</text:p>
          </table:table-cell>
          <table:table-cell office:value-type="float" office:value="0.00979530339082896">
            <text:p>0.0097953034</text:p>
          </table:table-cell>
          <table:table-cell office:value-type="float" office:value="0.0197281118392028">
            <text:p>0.0197281118</text:p>
          </table:table-cell>
          <table:table-cell office:value-type="float" office:value="0.487441375716519">
            <text:p>0.4874413757</text:p>
          </table:table-cell>
          <table:table-cell office:value-type="float" office:value="0.507031982498177">
            <text:p>0.5070319825</text:p>
          </table:table-cell>
          <table:table-cell office:value-type="float" office:value="525.35">
            <text:p>525.35</text:p>
          </table:table-cell>
          <table:table-cell office:value-type="float" office:value="2440.4">
            <text:p>2440.4</text:p>
          </table:table-cell>
          <table:table-cell office:value-type="float" office:value="0.497299508593729">
            <text:p>0.4972995086</text:p>
          </table:table-cell>
          <table:table-cell office:value-type="float" office:value="0.0101084427905013">
            <text:p>0.0101084428</text:p>
          </table:table-cell>
          <table:table-cell office:value-type="float" office:value="0.0203266695740081">
            <text:p>0.0203266696</text:p>
          </table:table-cell>
          <table:table-cell office:value-type="float" office:value="0.489012807681018">
            <text:p>0.4890128077</text:p>
          </table:table-cell>
          <table:table-cell office:value-type="float" office:value="0.50922969326202">
            <text:p>0.50922969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17.05">
            <text:p>1217.05</text:p>
          </table:table-cell>
          <table:table-cell office:value-type="float" office:value="9494.75">
            <text:p>9494.75</text:p>
          </table:table-cell>
          <table:table-cell office:value-type="float" office:value="0.447998161159879">
            <text:p>0.4479981612</text:p>
          </table:table-cell>
          <table:table-cell office:value-type="float" office:value="0.0132352151944429">
            <text:p>0.0132352152</text:p>
          </table:table-cell>
          <table:table-cell office:value-type="float" office:value="0.0295430123199091">
            <text:p>0.0295430123</text:p>
          </table:table-cell>
          <table:table-cell office:value-type="float" office:value="0.432527052832591">
            <text:p>0.4325270528</text:p>
          </table:table-cell>
          <table:table-cell office:value-type="float" office:value="0.458997483221476">
            <text:p>0.4589974832</text:p>
          </table:table-cell>
          <table:table-cell office:value-type="float" office:value="646.4">
            <text:p>646.4</text:p>
          </table:table-cell>
          <table:table-cell office:value-type="float" office:value="3039.2">
            <text:p>3039.2</text:p>
          </table:table-cell>
          <table:table-cell office:value-type="float" office:value="0.448542489666977">
            <text:p>0.4485424897</text:p>
          </table:table-cell>
          <table:table-cell office:value-type="float" office:value="0.00832614976674909">
            <text:p>0.0083261498</text:p>
          </table:table-cell>
          <table:table-cell office:value-type="float" office:value="0.0185626779147075">
            <text:p>0.0185626779</text:p>
          </table:table-cell>
          <table:table-cell office:value-type="float" office:value="0.439293992259815">
            <text:p>0.4392939923</text:p>
          </table:table-cell>
          <table:table-cell office:value-type="float" office:value="0.455946291793313">
            <text:p>0.455946291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71.2">
            <text:p>871.2</text:p>
          </table:table-cell>
          <table:table-cell office:value-type="float" office:value="8563.9">
            <text:p>8563.9</text:p>
          </table:table-cell>
          <table:table-cell office:value-type="float" office:value="0.335675715210196">
            <text:p>0.3356757152</text:p>
          </table:table-cell>
          <table:table-cell office:value-type="float" office:value="0.00813009018924424">
            <text:p>0.0081300902</text:p>
          </table:table-cell>
          <table:table-cell office:value-type="float" office:value="0.0242200725904562">
            <text:p>0.0242200726</text:p>
          </table:table-cell>
          <table:table-cell office:value-type="float" office:value="0.329127358490566">
            <text:p>0.3291273585</text:p>
          </table:table-cell>
          <table:table-cell office:value-type="float" office:value="0.345387538869054">
            <text:p>0.3453875389</text:p>
          </table:table-cell>
          <table:table-cell office:value-type="float" office:value="621.35">
            <text:p>621.35</text:p>
          </table:table-cell>
          <table:table-cell office:value-type="float" office:value="3724.45">
            <text:p>3724.45</text:p>
          </table:table-cell>
          <table:table-cell office:value-type="float" office:value="0.33684285541227">
            <text:p>0.3368428554</text:p>
          </table:table-cell>
          <table:table-cell office:value-type="float" office:value="0.0125125847953573">
            <text:p>0.0125125848</text:p>
          </table:table-cell>
          <table:table-cell office:value-type="float" office:value="0.0371466533854275">
            <text:p>0.0371466534</text:p>
          </table:table-cell>
          <table:table-cell office:value-type="float" office:value="0.324786614847716">
            <text:p>0.3247866148</text:p>
          </table:table-cell>
          <table:table-cell office:value-type="float" office:value="0.34981178443843">
            <text:p>0.349811784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57.3">
            <text:p>857.3</text:p>
          </table:table-cell>
          <table:table-cell office:value-type="float" office:value="8423.25">
            <text:p>8423.25</text:p>
          </table:table-cell>
          <table:table-cell office:value-type="float" office:value="0.324886762215409">
            <text:p>0.3248867622</text:p>
          </table:table-cell>
          <table:table-cell office:value-type="float" office:value="0.00797833051056687">
            <text:p>0.0079783305</text:p>
          </table:table-cell>
          <table:table-cell office:value-type="float" office:value="0.0245572656028287">
            <text:p>0.0245572656</text:p>
          </table:table-cell>
          <table:table-cell office:value-type="float" office:value="0.316359696641387">
            <text:p>0.3163596966</text:p>
          </table:table-cell>
          <table:table-cell office:value-type="float" office:value="0.332316357662521">
            <text:p>0.3323163577</text:p>
          </table:table-cell>
          <table:table-cell office:value-type="float" office:value="618.4">
            <text:p>618.4</text:p>
          </table:table-cell>
          <table:table-cell office:value-type="float" office:value="3741.7">
            <text:p>3741.7</text:p>
          </table:table-cell>
          <table:table-cell office:value-type="float" office:value="0.324829928099801">
            <text:p>0.3248299281</text:p>
          </table:table-cell>
          <table:table-cell office:value-type="float" office:value="0.01021286050284">
            <text:p>0.0102128605</text:p>
          </table:table-cell>
          <table:table-cell office:value-type="float" office:value="0.0314406389909437">
            <text:p>0.031440639</text:p>
          </table:table-cell>
          <table:table-cell office:value-type="float" office:value="0.312263110262737">
            <text:p>0.3122631103</text:p>
          </table:table-cell>
          <table:table-cell office:value-type="float" office:value="0.332688831268417">
            <text:p>0.33268883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75">
            <text:p>875</text:p>
          </table:table-cell>
          <table:table-cell office:value-type="float" office:value="8362.9">
            <text:p>8362.9</text:p>
          </table:table-cell>
          <table:table-cell office:value-type="float" office:value="0.320477017232562">
            <text:p>0.3204770172</text:p>
          </table:table-cell>
          <table:table-cell office:value-type="float" office:value="0.00779080942045182">
            <text:p>0.0077908094</text:p>
          </table:table-cell>
          <table:table-cell office:value-type="float" office:value="0.0243100409749453">
            <text:p>0.024310041</text:p>
          </table:table-cell>
          <table:table-cell office:value-type="float" office:value="0.311521184897414">
            <text:p>0.3115211849</text:p>
          </table:table-cell>
          <table:table-cell office:value-type="float" office:value="0.327102803738318">
            <text:p>0.3271028037</text:p>
          </table:table-cell>
          <table:table-cell office:value-type="float" office:value="635.75">
            <text:p>635.75</text:p>
          </table:table-cell>
          <table:table-cell office:value-type="float" office:value="3745.9">
            <text:p>3745.9</text:p>
          </table:table-cell>
          <table:table-cell office:value-type="float" office:value="0.319339963217956">
            <text:p>0.3193399632</text:p>
          </table:table-cell>
          <table:table-cell office:value-type="float" office:value="0.0102698089857612">
            <text:p>0.010269809</text:p>
          </table:table-cell>
          <table:table-cell office:value-type="float" office:value="0.0321594857163301">
            <text:p>0.0321594857</text:p>
          </table:table-cell>
          <table:table-cell office:value-type="float" office:value="0.305924305244195">
            <text:p>0.3059243052</text:p>
          </table:table-cell>
          <table:table-cell office:value-type="float" office:value="0.326463923215718">
            <text:p>0.326463923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79">
            <text:p>779</text:p>
          </table:table-cell>
          <table:table-cell office:value-type="float" office:value="7964.9">
            <text:p>7964.9</text:p>
          </table:table-cell>
          <table:table-cell office:value-type="float" office:value="0.293620601404031">
            <text:p>0.2936206014</text:p>
          </table:table-cell>
          <table:table-cell office:value-type="float" office:value="0.0110790089530314">
            <text:p>0.011079009</text:p>
          </table:table-cell>
          <table:table-cell office:value-type="float" office:value="0.0377323965009743">
            <text:p>0.0377323965</text:p>
          </table:table-cell>
          <table:table-cell office:value-type="float" office:value="0.28062935259221">
            <text:p>0.2806293526</text:p>
          </table:table-cell>
          <table:table-cell office:value-type="float" office:value="0.302787370498273">
            <text:p>0.3027873705</text:p>
          </table:table-cell>
          <table:table-cell office:value-type="float" office:value="595.9">
            <text:p>595.9</text:p>
          </table:table-cell>
          <table:table-cell office:value-type="float" office:value="3737.05">
            <text:p>3737.05</text:p>
          </table:table-cell>
          <table:table-cell office:value-type="float" office:value="0.296015994269005">
            <text:p>0.2960159943</text:p>
          </table:table-cell>
          <table:table-cell office:value-type="float" office:value="0.0098511700847913">
            <text:p>0.0098511701</text:p>
          </table:table-cell>
          <table:table-cell office:value-type="float" office:value="0.0332791817858296">
            <text:p>0.0332791818</text:p>
          </table:table-cell>
          <table:table-cell office:value-type="float" office:value="0.285721543637463">
            <text:p>0.2857215436</text:p>
          </table:table-cell>
          <table:table-cell office:value-type="float" office:value="0.305423883807046">
            <text:p>0.305423883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41">
            <text:p>741</text:p>
          </table:table-cell>
          <table:table-cell office:value-type="float" office:value="7542.2">
            <text:p>7542.2</text:p>
          </table:table-cell>
          <table:table-cell office:value-type="float" office:value="0.268435675176443">
            <text:p>0.2684356752</text:p>
          </table:table-cell>
          <table:table-cell office:value-type="float" office:value="0.00865604726488662">
            <text:p>0.0086560473</text:p>
          </table:table-cell>
          <table:table-cell office:value-type="float" office:value="0.0322462625699695">
            <text:p>0.0322462626</text:p>
          </table:table-cell>
          <table:table-cell office:value-type="float" office:value="0.259880887926367">
            <text:p>0.2598808879</text:p>
          </table:table-cell>
          <table:table-cell office:value-type="float" office:value="0.27719298245614">
            <text:p>0.2771929825</text:p>
          </table:table-cell>
          <table:table-cell office:value-type="float" office:value="582">
            <text:p>582</text:p>
          </table:table-cell>
          <table:table-cell office:value-type="float" office:value="3666.8">
            <text:p>3666.8</text:p>
          </table:table-cell>
          <table:table-cell office:value-type="float" office:value="0.266452841363255">
            <text:p>0.2664528414</text:p>
          </table:table-cell>
          <table:table-cell office:value-type="float" office:value="0.00664335236127756">
            <text:p>0.0066433524</text:p>
          </table:table-cell>
          <table:table-cell office:value-type="float" office:value="0.0249325634032954">
            <text:p>0.0249325634</text:p>
          </table:table-cell>
          <table:table-cell office:value-type="float" office:value="0.260098815399396">
            <text:p>0.2600988154</text:p>
          </table:table-cell>
          <table:table-cell office:value-type="float" office:value="0.273385520121951">
            <text:p>0.27338552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60.25">
            <text:p>560.25</text:p>
          </table:table-cell>
          <table:table-cell office:value-type="float" office:value="6606.8">
            <text:p>6606.8</text:p>
          </table:table-cell>
          <table:table-cell office:value-type="float" office:value="0.220734115170922">
            <text:p>0.2207341152</text:p>
          </table:table-cell>
          <table:table-cell office:value-type="float" office:value="0.0128893670955888">
            <text:p>0.0128893671</text:p>
          </table:table-cell>
          <table:table-cell office:value-type="float" office:value="0.0583931807985736">
            <text:p>0.0583931808</text:p>
          </table:table-cell>
          <table:table-cell office:value-type="float" office:value="0.206293706293706">
            <text:p>0.2062937063</text:p>
          </table:table-cell>
          <table:table-cell office:value-type="float" office:value="0.232072440484884">
            <text:p>0.2320724405</text:p>
          </table:table-cell>
          <table:table-cell office:value-type="float" office:value="468.45">
            <text:p>468.45</text:p>
          </table:table-cell>
          <table:table-cell office:value-type="float" office:value="3424.25">
            <text:p>3424.25</text:p>
          </table:table-cell>
          <table:table-cell office:value-type="float" office:value="0.220558694407695">
            <text:p>0.2205586944</text:p>
          </table:table-cell>
          <table:table-cell office:value-type="float" office:value="0.00715208035533242">
            <text:p>0.0071520804</text:p>
          </table:table-cell>
          <table:table-cell office:value-type="float" office:value="0.0324271068730215">
            <text:p>0.0324271069</text:p>
          </table:table-cell>
          <table:table-cell office:value-type="float" office:value="0.213468836050993">
            <text:p>0.2134688361</text:p>
          </table:table-cell>
          <table:table-cell office:value-type="float" office:value="0.227772996761658">
            <text:p>0.227772996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 time</text:p>
          </table:table-cell>
          <table:table-cell office:value-type="string">
            <text:p>Iterations</text:p>
          </table:table-cell>
          <table:table-cell table:number-columns-repeated="12"/>
        </table:table-row>
        <table:table-row table:style-name="ro1">
          <table:table-cell/>
          <table:table-cell table:formula="of:=[.I2]/[.B2]" office:value-type="float" office:value="0.502868336364908">
            <text:p>0.5028683364</text:p>
          </table:table-cell>
          <table:table-cell table:formula="of:=[.J2]/[.C2]" office:value-type="float" office:value="0.3687748147685">
            <text:p>0.3687748148</text:p>
          </table:table-cell>
          <table:table-cell table:number-columns-repeated="12"/>
        </table:table-row>
        <table:table-row table:style-name="ro1">
          <table:table-cell/>
          <table:table-cell table:formula="of:=[.I3]/[.B3]" office:value-type="float" office:value="0.509395711500975">
            <text:p>0.5093957115</text:p>
          </table:table-cell>
          <table:table-cell table:formula="of:=[.J3]/[.C3]" office:value-type="float" office:value="0.331749108873741">
            <text:p>0.3317491089</text:p>
          </table:table-cell>
          <table:table-cell table:number-columns-repeated="12"/>
        </table:table-row>
        <table:table-row table:style-name="ro1">
          <table:table-cell/>
          <table:table-cell table:formula="of:=[.I4]/[.B4]" office:value-type="float" office:value="0.347626058152374">
            <text:p>0.3476260582</text:p>
          </table:table-cell>
          <table:table-cell table:formula="of:=[.J4]/[.C4]" office:value-type="float" office:value="0.28259009173546">
            <text:p>0.2825900917</text:p>
          </table:table-cell>
          <table:table-cell table:number-columns-repeated="12"/>
        </table:table-row>
        <table:table-row table:style-name="ro1">
          <table:table-cell/>
          <table:table-cell table:formula="of:=[.I5]/[.B5]" office:value-type="float" office:value="0.421274207128824">
            <text:p>0.4212742071</text:p>
          </table:table-cell>
          <table:table-cell table:formula="of:=[.J5]/[.C5]" office:value-type="float" office:value="0.254221574040315">
            <text:p>0.254221574</text:p>
          </table:table-cell>
          <table:table-cell table:number-columns-repeated="12"/>
        </table:table-row>
        <table:table-row table:style-name="ro1">
          <table:table-cell/>
          <table:table-cell table:formula="of:=[.I6]/[.B6]" office:value-type="float" office:value="0.531120331950207">
            <text:p>0.531120332</text:p>
          </table:table-cell>
          <table:table-cell table:formula="of:=[.J6]/[.C6]" office:value-type="float" office:value="0.320092682798389">
            <text:p>0.3200926828</text:p>
          </table:table-cell>
          <table:table-cell table:number-columns-repeated="12"/>
        </table:table-row>
        <table:table-row table:style-name="ro1">
          <table:table-cell/>
          <table:table-cell table:formula="of:=[.I7]/[.B7]" office:value-type="float" office:value="0.713211662075298">
            <text:p>0.7132116621</text:p>
          </table:table-cell>
          <table:table-cell table:formula="of:=[.J7]/[.C7]" office:value-type="float" office:value="0.434901154847675">
            <text:p>0.4349011548</text:p>
          </table:table-cell>
          <table:table-cell table:number-columns-repeated="12"/>
        </table:table-row>
        <table:table-row table:style-name="ro1">
          <table:table-cell/>
          <table:table-cell table:formula="of:=[.I8]/[.B8]" office:value-type="float" office:value="0.721334422022629">
            <text:p>0.721334422</text:p>
          </table:table-cell>
          <table:table-cell table:formula="of:=[.J8]/[.C8]" office:value-type="float" office:value="0.444210963701659">
            <text:p>0.4442109637</text:p>
          </table:table-cell>
          <table:table-cell table:number-columns-repeated="12"/>
        </table:table-row>
        <table:table-row table:style-name="ro1">
          <table:table-cell/>
          <table:table-cell table:formula="of:=[.I9]/[.B9]" office:value-type="float" office:value="0.726571428571429">
            <text:p>0.7265714286</text:p>
          </table:table-cell>
          <table:table-cell table:formula="of:=[.J9]/[.C9]" office:value-type="float" office:value="0.447918784153822">
            <text:p>0.4479187842</text:p>
          </table:table-cell>
          <table:table-cell table:number-columns-repeated="12"/>
        </table:table-row>
        <table:table-row table:style-name="ro1">
          <table:table-cell/>
          <table:table-cell table:formula="of:=[.I10]/[.B10]" office:value-type="float" office:value="0.764955070603338">
            <text:p>0.7649550706</text:p>
          </table:table-cell>
          <table:table-cell table:formula="of:=[.J10]/[.C10]" office:value-type="float" office:value="0.469189820336727">
            <text:p>0.4691898203</text:p>
          </table:table-cell>
          <table:table-cell table:number-columns-repeated="12"/>
        </table:table-row>
        <table:table-row table:style-name="ro1">
          <table:table-cell/>
          <table:table-cell table:formula="of:=[.I11]/[.B11]" office:value-type="float" office:value="0.785425101214575">
            <text:p>0.7854251012</text:p>
          </table:table-cell>
          <table:table-cell table:formula="of:=[.J11]/[.C11]" office:value-type="float" office:value="0.486171143698125">
            <text:p>0.4861711437</text:p>
          </table:table-cell>
          <table:table-cell table:number-columns-repeated="12"/>
        </table:table-row>
        <table:table-row table:style-name="ro1">
          <table:table-cell/>
          <table:table-cell table:formula="of:=[.I12]/[.B12]" office:value-type="float" office:value="0.836144578313253">
            <text:p>0.8361445783</text:p>
          </table:table-cell>
          <table:table-cell table:formula="of:=[.J12]/[.C12]" office:value-type="float" office:value="0.518291760004843">
            <text:p>0.51829176</text:p>
          </table:table-cell>
          <table:table-cell table:number-columns-repeated="12"/>
        </table:table-row>
      </table:table>
      <table:table table:name="complete_01" table:style-name="ta1">
        <table:shapes>
          <draw:frame draw:z-index="0" draw:style-name="gr1" svg:width="6.2988in" svg:height="3.5429in" svg:x="9.3539in" svg:y="2.6358in">
            <draw:object draw:notify-on-update-of-ranges="complete_01.A2:complete_01.A12 complete_01.B15:complete_01.B15 complete_01.B16:complete_01.B26 complete_01.C15:complete_01.C15 complete_01.C16:complete_01.C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6.2988in" svg:height="3.5429in" svg:x="2.7969in" svg:y="2.6362in">
            <draw:object draw:notify-on-update-of-ranges="complete_01.A2:complete_01.A12 complete_01.B1:complete_01.B1 complete_01.B2:complete_01.B12 complete_01.C1:complete_01.C1 complete_01.C2:complete_01.C12 complete_01.I1:complete_01.I1 complete_01.I2:complete_01.I12 complete_01.J1:complete_01.J1 complete_01.J2:complete_01.J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Orig CPU time</text:p>
          </table:table-cell>
          <table:table-cell office:value-type="string">
            <text:p>Orig Iters</text:p>
          </table:table-cell>
          <table:table-cell office:value-type="string">
            <text:p>Orig Mean Value</text:p>
          </table:table-cell>
          <table:table-cell office:value-type="string">
            <text:p>Orig Abs Error</text:p>
          </table:table-cell>
          <table:table-cell office:value-type="string">
            <text:p>Orig Rel Error</text:p>
          </table:table-cell>
          <table:table-cell office:value-type="string">
            <text:p>Orig Min Value</text:p>
          </table:table-cell>
          <table:table-cell office:value-type="string">
            <text:p>Orig Max Value</text:p>
          </table:table-cell>
          <table:table-cell office:value-type="string">
            <text:p>Opt CPU time</text:p>
          </table:table-cell>
          <table:table-cell office:value-type="string">
            <text:p>Opt Iters</text:p>
          </table:table-cell>
          <table:table-cell office:value-type="string">
            <text:p>Opt Mean Value</text:p>
          </table:table-cell>
          <table:table-cell office:value-type="string">
            <text:p>Opt Abs Error</text:p>
          </table:table-cell>
          <table:table-cell office:value-type="string">
            <text:p>Opt Rel Error</text:p>
          </table:table-cell>
          <table:table-cell office:value-type="string">
            <text:p>Opt Min Value</text:p>
          </table:table-cell>
          <table:table-cell office:value-type="string">
            <text:p>Opt Max Valu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3.55">
            <text:p>233.55</text:p>
          </table:table-cell>
          <table:table-cell office:value-type="float" office:value="9502">
            <text:p>9502</text:p>
          </table:table-cell>
          <table:table-cell office:value-type="float" office:value="0.550477184244592">
            <text:p>0.5504771842</text:p>
          </table:table-cell>
          <table:table-cell office:value-type="float" office:value="0.0100501299575261">
            <text:p>0.01005013</text:p>
          </table:table-cell>
          <table:table-cell office:value-type="float" office:value="0.0182571235378586">
            <text:p>0.0182571235</text:p>
          </table:table-cell>
          <table:table-cell office:value-type="float" office:value="0.540364856364018">
            <text:p>0.5403648564</text:p>
          </table:table-cell>
          <table:table-cell office:value-type="float" office:value="0.56046511627907">
            <text:p>0.5604651163</text:p>
          </table:table-cell>
          <table:table-cell office:value-type="float" office:value="106.1">
            <text:p>106.1</text:p>
          </table:table-cell>
          <table:table-cell office:value-type="float" office:value="3070.65">
            <text:p>3070.65</text:p>
          </table:table-cell>
          <table:table-cell office:value-type="float" office:value="0.546201280663539">
            <text:p>0.5462012807</text:p>
          </table:table-cell>
          <table:table-cell office:value-type="float" office:value="0.00992452499546215">
            <text:p>0.009924525</text:p>
          </table:table-cell>
          <table:table-cell office:value-type="float" office:value="0.018170087377689">
            <text:p>0.0181700874</text:p>
          </table:table-cell>
          <table:table-cell office:value-type="float" office:value="0.536473298103824">
            <text:p>0.5364732981</text:p>
          </table:table-cell>
          <table:table-cell office:value-type="float" office:value="0.556322348094748">
            <text:p>0.556322348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.35">
            <text:p>102.35</text:p>
          </table:table-cell>
          <table:table-cell office:value-type="float" office:value="9584.95">
            <text:p>9584.95</text:p>
          </table:table-cell>
          <table:table-cell office:value-type="float" office:value="0.519573748255056">
            <text:p>0.5195737483</text:p>
          </table:table-cell>
          <table:table-cell office:value-type="float" office:value="0.00903273911253483">
            <text:p>0.0090327391</text:p>
          </table:table-cell>
          <table:table-cell office:value-type="float" office:value="0.0173849028032508">
            <text:p>0.0173849028</text:p>
          </table:table-cell>
          <table:table-cell office:value-type="float" office:value="0.511463109629012">
            <text:p>0.5114631096</text:p>
          </table:table-cell>
          <table:table-cell office:value-type="float" office:value="0.529528587854082">
            <text:p>0.5295285879</text:p>
          </table:table-cell>
          <table:table-cell office:value-type="float" office:value="18.85">
            <text:p>18.85</text:p>
          </table:table-cell>
          <table:table-cell office:value-type="float" office:value="2750.75">
            <text:p>2750.75</text:p>
          </table:table-cell>
          <table:table-cell office:value-type="float" office:value="0.520288965177892">
            <text:p>0.5202889652</text:p>
          </table:table-cell>
          <table:table-cell office:value-type="float" office:value="0.00939564058793474">
            <text:p>0.0093956406</text:p>
          </table:table-cell>
          <table:table-cell office:value-type="float" office:value="0.018058504440359">
            <text:p>0.0180585044</text:p>
          </table:table-cell>
          <table:table-cell office:value-type="float" office:value="0.512637028301887">
            <text:p>0.5126370283</text:p>
          </table:table-cell>
          <table:table-cell office:value-type="float" office:value="0.531428309477756">
            <text:p>0.531428309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1.8">
            <text:p>61.8</text:p>
          </table:table-cell>
          <table:table-cell office:value-type="float" office:value="9469.25">
            <text:p>9469.25</text:p>
          </table:table-cell>
          <table:table-cell office:value-type="float" office:value="0.55827720083301">
            <text:p>0.5582772008</text:p>
          </table:table-cell>
          <table:table-cell office:value-type="float" office:value="0.0102019859507097">
            <text:p>0.010201986</text:p>
          </table:table-cell>
          <table:table-cell office:value-type="float" office:value="0.018274050839775">
            <text:p>0.0182740508</text:p>
          </table:table-cell>
          <table:table-cell office:value-type="float" office:value="0.549279478279163">
            <text:p>0.5492794783</text:p>
          </table:table-cell>
          <table:table-cell office:value-type="float" office:value="0.569683450180582">
            <text:p>0.5696834502</text:p>
          </table:table-cell>
          <table:table-cell office:value-type="float" office:value="13.05">
            <text:p>13.05</text:p>
          </table:table-cell>
          <table:table-cell office:value-type="float" office:value="2085.2">
            <text:p>2085.2</text:p>
          </table:table-cell>
          <table:table-cell office:value-type="float" office:value="0.561402189884078">
            <text:p>0.5614021899</text:p>
          </table:table-cell>
          <table:table-cell office:value-type="float" office:value="0.00872025920552017">
            <text:p>0.0087202592</text:p>
          </table:table-cell>
          <table:table-cell office:value-type="float" office:value="0.0155329982010237">
            <text:p>0.0155329982</text:p>
          </table:table-cell>
          <table:table-cell office:value-type="float" office:value="0.552373435828877">
            <text:p>0.5523734358</text:p>
          </table:table-cell>
          <table:table-cell office:value-type="float" office:value="0.569813954239917">
            <text:p>0.569813954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1.9">
            <text:p>101.9</text:p>
          </table:table-cell>
          <table:table-cell office:value-type="float" office:value="9564.95">
            <text:p>9564.95</text:p>
          </table:table-cell>
          <table:table-cell office:value-type="float" office:value="0.529967802145295">
            <text:p>0.5299678021</text:p>
          </table:table-cell>
          <table:table-cell office:value-type="float" office:value="0.0107203847589518">
            <text:p>0.0107203848</text:p>
          </table:table-cell>
          <table:table-cell office:value-type="float" office:value="0.020228369941638">
            <text:p>0.0202283699</text:p>
          </table:table-cell>
          <table:table-cell office:value-type="float" office:value="0.51579605880513">
            <text:p>0.5157960588</text:p>
          </table:table-cell>
          <table:table-cell office:value-type="float" office:value="0.537236828323033">
            <text:p>0.5372368283</text:p>
          </table:table-cell>
          <table:table-cell office:value-type="float" office:value="75.25">
            <text:p>75.25</text:p>
          </table:table-cell>
          <table:table-cell office:value-type="float" office:value="1924.15">
            <text:p>1924.15</text:p>
          </table:table-cell>
          <table:table-cell office:value-type="float" office:value="0.530857214666124">
            <text:p>0.5308572147</text:p>
          </table:table-cell>
          <table:table-cell office:value-type="float" office:value="0.00814127370283013">
            <text:p>0.0081412737</text:p>
          </table:table-cell>
          <table:table-cell office:value-type="float" office:value="0.0153360894001422">
            <text:p>0.0153360894</text:p>
          </table:table-cell>
          <table:table-cell office:value-type="float" office:value="0.52540697759434">
            <text:p>0.5254069776</text:p>
          </table:table-cell>
          <table:table-cell office:value-type="float" office:value="0.541689525">
            <text:p>0.54168952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4.05">
            <text:p>74.05</text:p>
          </table:table-cell>
          <table:table-cell office:value-type="float" office:value="9582.45">
            <text:p>9582.45</text:p>
          </table:table-cell>
          <table:table-cell office:value-type="float" office:value="0.478969096651305">
            <text:p>0.4789690967</text:p>
          </table:table-cell>
          <table:table-cell office:value-type="float" office:value="0.0096403777870426">
            <text:p>0.0096403778</text:p>
          </table:table-cell>
          <table:table-cell office:value-type="float" office:value="0.0201273482035542">
            <text:p>0.0201273482</text:p>
          </table:table-cell>
          <table:table-cell office:value-type="float" office:value="0.468785945832898">
            <text:p>0.4687859458</text:p>
          </table:table-cell>
          <table:table-cell office:value-type="float" office:value="0.488066701406983">
            <text:p>0.4880667014</text:p>
          </table:table-cell>
          <table:table-cell office:value-type="float" office:value="20.35">
            <text:p>20.35</text:p>
          </table:table-cell>
          <table:table-cell office:value-type="float" office:value="2690.15">
            <text:p>2690.15</text:p>
          </table:table-cell>
          <table:table-cell office:value-type="float" office:value="0.478696091018791">
            <text:p>0.478696091</text:p>
          </table:table-cell>
          <table:table-cell office:value-type="float" office:value="0.00907041691174082">
            <text:p>0.0090704169</text:p>
          </table:table-cell>
          <table:table-cell office:value-type="float" office:value="0.0189481741796483">
            <text:p>0.0189481742</text:p>
          </table:table-cell>
          <table:table-cell office:value-type="float" office:value="0.469773570931478">
            <text:p>0.4697735709</text:p>
          </table:table-cell>
          <table:table-cell office:value-type="float" office:value="0.487914404754959">
            <text:p>0.487914404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0.75">
            <text:p>70.75</text:p>
          </table:table-cell>
          <table:table-cell office:value-type="float" office:value="8843">
            <text:p>8843</text:p>
          </table:table-cell>
          <table:table-cell office:value-type="float" office:value="0.3595559680165">
            <text:p>0.359555968</text:p>
          </table:table-cell>
          <table:table-cell office:value-type="float" office:value="0.0101153873894889">
            <text:p>0.0101153874</text:p>
          </table:table-cell>
          <table:table-cell office:value-type="float" office:value="0.0281329981679644">
            <text:p>0.0281329982</text:p>
          </table:table-cell>
          <table:table-cell office:value-type="float" office:value="0.349742415569548">
            <text:p>0.3497424156</text:p>
          </table:table-cell>
          <table:table-cell office:value-type="float" office:value="0.369973190348525">
            <text:p>0.3699731903</text:p>
          </table:table-cell>
          <table:table-cell office:value-type="float" office:value="29.4">
            <text:p>29.4</text:p>
          </table:table-cell>
          <table:table-cell office:value-type="float" office:value="3660.7">
            <text:p>3660.7</text:p>
          </table:table-cell>
          <table:table-cell office:value-type="float" office:value="0.360109152378351">
            <text:p>0.3601091524</text:p>
          </table:table-cell>
          <table:table-cell office:value-type="float" office:value="0.0108355566229711">
            <text:p>0.0108355566</text:p>
          </table:table-cell>
          <table:table-cell office:value-type="float" office:value="0.0300896451850984">
            <text:p>0.0300896452</text:p>
          </table:table-cell>
          <table:table-cell office:value-type="float" office:value="0.3486829128245">
            <text:p>0.3486829128</text:p>
          </table:table-cell>
          <table:table-cell office:value-type="float" office:value="0.370354026070442">
            <text:p>0.370354026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2.6">
            <text:p>72.6</text:p>
          </table:table-cell>
          <table:table-cell office:value-type="float" office:value="8726.1">
            <text:p>8726.1</text:p>
          </table:table-cell>
          <table:table-cell office:value-type="float" office:value="0.349094578408118">
            <text:p>0.3490945784</text:p>
          </table:table-cell>
          <table:table-cell office:value-type="float" office:value="0.00873609648649293">
            <text:p>0.0087360965</text:p>
          </table:table-cell>
          <table:table-cell office:value-type="float" office:value="0.0250250133540595">
            <text:p>0.0250250134</text:p>
          </table:table-cell>
          <table:table-cell office:value-type="float" office:value="0.337949493774002">
            <text:p>0.3379494938</text:p>
          </table:table-cell>
          <table:table-cell office:value-type="float" office:value="0.355421686746988">
            <text:p>0.3554216867</text:p>
          </table:table-cell>
          <table:table-cell office:value-type="float" office:value="32.35">
            <text:p>32.35</text:p>
          </table:table-cell>
          <table:table-cell office:value-type="float" office:value="3704.75">
            <text:p>3704.75</text:p>
          </table:table-cell>
          <table:table-cell office:value-type="float" office:value="0.346076196099413">
            <text:p>0.3460761961</text:p>
          </table:table-cell>
          <table:table-cell office:value-type="float" office:value="0.00707691488997958">
            <text:p>0.0070769149</text:p>
          </table:table-cell>
          <table:table-cell office:value-type="float" office:value="0.0204490079633986">
            <text:p>0.020449008</text:p>
          </table:table-cell>
          <table:table-cell office:value-type="float" office:value="0.341183350786925">
            <text:p>0.3411833508</text:p>
          </table:table-cell>
          <table:table-cell office:value-type="float" office:value="0.355337180566884">
            <text:p>0.35533718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8.7">
            <text:p>78.7</text:p>
          </table:table-cell>
          <table:table-cell office:value-type="float" office:value="8665.3">
            <text:p>8665.3</text:p>
          </table:table-cell>
          <table:table-cell office:value-type="float" office:value="0.343943884459857">
            <text:p>0.3439438845</text:p>
          </table:table-cell>
          <table:table-cell office:value-type="float" office:value="0.0072322741351476">
            <text:p>0.0072322741</text:p>
          </table:table-cell>
          <table:table-cell office:value-type="float" office:value="0.0210274828596108">
            <text:p>0.0210274829</text:p>
          </table:table-cell>
          <table:table-cell office:value-type="float" office:value="0.336250145840625">
            <text:p>0.3362501458</text:p>
          </table:table-cell>
          <table:table-cell office:value-type="float" office:value="0.350714694110921">
            <text:p>0.3507146941</text:p>
          </table:table-cell>
          <table:table-cell office:value-type="float" office:value="35.65">
            <text:p>35.65</text:p>
          </table:table-cell>
          <table:table-cell office:value-type="float" office:value="3709.9">
            <text:p>3709.9</text:p>
          </table:table-cell>
          <table:table-cell office:value-type="float" office:value="0.343744599360712">
            <text:p>0.3437445994</text:p>
          </table:table-cell>
          <table:table-cell office:value-type="float" office:value="0.0116685043516999">
            <text:p>0.0116685044</text:p>
          </table:table-cell>
          <table:table-cell office:value-type="float" office:value="0.033945273244731">
            <text:p>0.0339452732</text:p>
          </table:table-cell>
          <table:table-cell office:value-type="float" office:value="0.334039826253015">
            <text:p>0.3340398263</text:p>
          </table:table-cell>
          <table:table-cell office:value-type="float" office:value="0.357376834956415">
            <text:p>0.35737683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0.45">
            <text:p>80.45</text:p>
          </table:table-cell>
          <table:table-cell office:value-type="float" office:value="8294.6">
            <text:p>8294.6</text:p>
          </table:table-cell>
          <table:table-cell office:value-type="float" office:value="0.315586183026585">
            <text:p>0.315586183</text:p>
          </table:table-cell>
          <table:table-cell office:value-type="float" office:value="0.01093441874184">
            <text:p>0.0109344187</text:p>
          </table:table-cell>
          <table:table-cell office:value-type="float" office:value="0.0346479641059536">
            <text:p>0.0346479641</text:p>
          </table:table-cell>
          <table:table-cell office:value-type="float" office:value="0.302394470501111">
            <text:p>0.3023944705</text:p>
          </table:table-cell>
          <table:table-cell office:value-type="float" office:value="0.324263307984791">
            <text:p>0.324263308</text:p>
          </table:table-cell>
          <table:table-cell office:value-type="float" office:value="38.5">
            <text:p>38.5</text:p>
          </table:table-cell>
          <table:table-cell office:value-type="float" office:value="3747.15">
            <text:p>3747.15</text:p>
          </table:table-cell>
          <table:table-cell office:value-type="float" office:value="0.316588385370408">
            <text:p>0.3165883854</text:p>
          </table:table-cell>
          <table:table-cell office:value-type="float" office:value="0.00634250344446527">
            <text:p>0.0063425034</text:p>
          </table:table-cell>
          <table:table-cell office:value-type="float" office:value="0.0200339107104152">
            <text:p>0.0200339107</text:p>
          </table:table-cell>
          <table:table-cell office:value-type="float" office:value="0.310178510538954">
            <text:p>0.3101785105</text:p>
          </table:table-cell>
          <table:table-cell office:value-type="float" office:value="0.322863517427885">
            <text:p>0.322863517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4.25">
            <text:p>84.25</text:p>
          </table:table-cell>
          <table:table-cell office:value-type="float" office:value="7832.85">
            <text:p>7832.85</text:p>
          </table:table-cell>
          <table:table-cell office:value-type="float" office:value="0.285427717054479">
            <text:p>0.2854277171</text:p>
          </table:table-cell>
          <table:table-cell office:value-type="float" office:value="0.0120816203066052">
            <text:p>0.0120816203</text:p>
          </table:table-cell>
          <table:table-cell office:value-type="float" office:value="0.0423281257730805">
            <text:p>0.0423281258</text:p>
          </table:table-cell>
          <table:table-cell office:value-type="float" office:value="0.271674779634259">
            <text:p>0.2716747796</text:p>
          </table:table-cell>
          <table:table-cell office:value-type="float" office:value="0.295838020247469">
            <text:p>0.2958380202</text:p>
          </table:table-cell>
          <table:table-cell office:value-type="float" office:value="46.1">
            <text:p>46.1</text:p>
          </table:table-cell>
          <table:table-cell office:value-type="float" office:value="3722.65">
            <text:p>3722.65</text:p>
          </table:table-cell>
          <table:table-cell office:value-type="float" office:value="0.287319855921438">
            <text:p>0.2873198559</text:p>
          </table:table-cell>
          <table:table-cell office:value-type="float" office:value="0.0135808646881388">
            <text:p>0.0135808647</text:p>
          </table:table-cell>
          <table:table-cell office:value-type="float" office:value="0.0472674074145863">
            <text:p>0.0472674074</text:p>
          </table:table-cell>
          <table:table-cell office:value-type="float" office:value="0.272156085695876">
            <text:p>0.2721560857</text:p>
          </table:table-cell>
          <table:table-cell office:value-type="float" office:value="0.299317815072154">
            <text:p>0.299317815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9.85">
            <text:p>79.85</text:p>
          </table:table-cell>
          <table:table-cell office:value-type="float" office:value="6917.5">
            <text:p>6917.5</text:p>
          </table:table-cell>
          <table:table-cell office:value-type="float" office:value="0.235577847725686">
            <text:p>0.2355778477</text:p>
          </table:table-cell>
          <table:table-cell office:value-type="float" office:value="0.00569932323794449">
            <text:p>0.0056993232</text:p>
          </table:table-cell>
          <table:table-cell office:value-type="float" office:value="0.0241929506231883">
            <text:p>0.0241929506</text:p>
          </table:table-cell>
          <table:table-cell office:value-type="float" office:value="0.229307805596465">
            <text:p>0.2293078056</text:p>
          </table:table-cell>
          <table:table-cell office:value-type="float" office:value="0.240706452072354">
            <text:p>0.2407064521</text:p>
          </table:table-cell>
          <table:table-cell office:value-type="float" office:value="43.5">
            <text:p>43.5</text:p>
          </table:table-cell>
          <table:table-cell office:value-type="float" office:value="3523.85">
            <text:p>3523.85</text:p>
          </table:table-cell>
          <table:table-cell office:value-type="float" office:value="0.23614977471966">
            <text:p>0.2361497747</text:p>
          </table:table-cell>
          <table:table-cell office:value-type="float" office:value="0.0100056599289926">
            <text:p>0.0100056599</text:p>
          </table:table-cell>
          <table:table-cell office:value-type="float" office:value="0.0423699744828069">
            <text:p>0.0423699745</text:p>
          </table:table-cell>
          <table:table-cell office:value-type="float" office:value="0.227315067795389">
            <text:p>0.2273150678</text:p>
          </table:table-cell>
          <table:table-cell office:value-type="float" office:value="0.247326387653374">
            <text:p>0.247326387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 time</text:p>
          </table:table-cell>
          <table:table-cell office:value-type="string">
            <text:p>Iterations</text:p>
          </table:table-cell>
          <table:table-cell table:number-columns-repeated="12"/>
        </table:table-row>
        <table:table-row table:style-name="ro1">
          <table:table-cell/>
          <table:table-cell table:formula="of:=[.I2]/[.B2]" office:value-type="float" office:value="0.454292442731749">
            <text:p>0.4542924427</text:p>
          </table:table-cell>
          <table:table-cell table:formula="of:=[.J2]/[.C2]" office:value-type="float" office:value="0.323158282466849">
            <text:p>0.3231582825</text:p>
          </table:table-cell>
          <table:table-cell table:number-columns-repeated="12"/>
        </table:table-row>
        <table:table-row table:style-name="ro1">
          <table:table-cell/>
          <table:table-cell table:formula="of:=[.I3]/[.B3]" office:value-type="float" office:value="0.184171958964338">
            <text:p>0.184171959</text:p>
          </table:table-cell>
          <table:table-cell table:formula="of:=[.J3]/[.C3]" office:value-type="float" office:value="0.286986369255969">
            <text:p>0.2869863693</text:p>
          </table:table-cell>
          <table:table-cell table:number-columns-repeated="12"/>
        </table:table-row>
        <table:table-row table:style-name="ro1">
          <table:table-cell/>
          <table:table-cell table:formula="of:=[.I4]/[.B4]" office:value-type="float" office:value="0.211165048543689">
            <text:p>0.2111650485</text:p>
          </table:table-cell>
          <table:table-cell table:formula="of:=[.J4]/[.C4]" office:value-type="float" office:value="0.220207513794651">
            <text:p>0.2202075138</text:p>
          </table:table-cell>
          <table:table-cell table:number-columns-repeated="12"/>
        </table:table-row>
        <table:table-row table:style-name="ro1">
          <table:table-cell/>
          <table:table-cell table:formula="of:=[.I5]/[.B5]" office:value-type="float" office:value="0.73846908734053">
            <text:p>0.7384690873</text:p>
          </table:table-cell>
          <table:table-cell table:formula="of:=[.J5]/[.C5]" office:value-type="float" office:value="0.20116675988897">
            <text:p>0.2011667599</text:p>
          </table:table-cell>
          <table:table-cell table:number-columns-repeated="12"/>
        </table:table-row>
        <table:table-row table:style-name="ro1">
          <table:table-cell/>
          <table:table-cell table:formula="of:=[.I6]/[.B6]" office:value-type="float" office:value="0.274814314652262">
            <text:p>0.2748143147</text:p>
          </table:table-cell>
          <table:table-cell table:formula="of:=[.J6]/[.C6]" office:value-type="float" office:value="0.280737180992335">
            <text:p>0.280737181</text:p>
          </table:table-cell>
          <table:table-cell table:number-columns-repeated="12"/>
        </table:table-row>
        <table:table-row table:style-name="ro1">
          <table:table-cell/>
          <table:table-cell table:formula="of:=[.I7]/[.B7]" office:value-type="float" office:value="0.415547703180212">
            <text:p>0.4155477032</text:p>
          </table:table-cell>
          <table:table-cell table:formula="of:=[.J7]/[.C7]" office:value-type="float" office:value="0.413965848693882">
            <text:p>0.4139658487</text:p>
          </table:table-cell>
          <table:table-cell table:number-columns-repeated="12"/>
        </table:table-row>
        <table:table-row table:style-name="ro1">
          <table:table-cell/>
          <table:table-cell table:formula="of:=[.I8]/[.B8]" office:value-type="float" office:value="0.445592286501377">
            <text:p>0.4455922865</text:p>
          </table:table-cell>
          <table:table-cell table:formula="of:=[.J8]/[.C8]" office:value-type="float" office:value="0.424559654370223">
            <text:p>0.4245596544</text:p>
          </table:table-cell>
          <table:table-cell table:number-columns-repeated="12"/>
        </table:table-row>
        <table:table-row table:style-name="ro1">
          <table:table-cell/>
          <table:table-cell table:formula="of:=[.I9]/[.B9]" office:value-type="float" office:value="0.452986022871665">
            <text:p>0.4529860229</text:p>
          </table:table-cell>
          <table:table-cell table:formula="of:=[.J9]/[.C9]" office:value-type="float" office:value="0.42813289788005">
            <text:p>0.4281328979</text:p>
          </table:table-cell>
          <table:table-cell table:number-columns-repeated="12"/>
        </table:table-row>
        <table:table-row table:style-name="ro1">
          <table:table-cell/>
          <table:table-cell table:formula="of:=[.I10]/[.B10]" office:value-type="float" office:value="0.478558110627719">
            <text:p>0.4785581106</text:p>
          </table:table-cell>
          <table:table-cell table:formula="of:=[.J10]/[.C10]" office:value-type="float" office:value="0.451757770115497">
            <text:p>0.4517577701</text:p>
          </table:table-cell>
          <table:table-cell table:number-columns-repeated="12"/>
        </table:table-row>
        <table:table-row table:style-name="ro1">
          <table:table-cell/>
          <table:table-cell table:formula="of:=[.I11]/[.B11]" office:value-type="float" office:value="0.547181008902077">
            <text:p>0.5471810089</text:p>
          </table:table-cell>
          <table:table-cell table:formula="of:=[.J11]/[.C11]" office:value-type="float" office:value="0.47526123952329">
            <text:p>0.4752612395</text:p>
          </table:table-cell>
          <table:table-cell table:number-columns-repeated="12"/>
        </table:table-row>
        <table:table-row table:style-name="ro1">
          <table:table-cell/>
          <table:table-cell table:formula="of:=[.I12]/[.B12]" office:value-type="float" office:value="0.544771446462117">
            <text:p>0.5447714465</text:p>
          </table:table-cell>
          <table:table-cell table:formula="of:=[.J12]/[.C12]" office:value-type="float" office:value="0.509410914347669">
            <text:p>0.5094109143</text:p>
          </table:table-cell>
          <table:table-cell table:number-columns-repeated="12"/>
        </table:table-row>
      </table:table>
      <table:table table:name="grounded_005" table:style-name="ta1">
        <table:shapes>
          <draw:frame draw:z-index="0" draw:style-name="gr1" svg:width="6.2988in" svg:height="3.5429in" svg:x="9.3539in" svg:y="2.6358in">
            <draw:object draw:notify-on-update-of-ranges="grounded_005.A2:grounded_005.A12 grounded_005.B15:grounded_005.B15 grounded_005.B16:grounded_005.B26 grounded_005.C15:grounded_005.C15 grounded_005.C16:grounded_005.C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2.7969in" svg:y="2.6362in">
            <draw:object draw:notify-on-update-of-ranges="grounded_005.A2:grounded_005.A12 grounded_005.B1:grounded_005.B1 grounded_005.B2:grounded_005.B12 grounded_005.C1:grounded_005.C1 grounded_005.C2:grounded_005.C12 grounded_005.I1:grounded_005.I1 grounded_005.I2:grounded_005.I12 grounded_005.J1:grounded_005.J1 grounded_005.J2:grounded_005.J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Orig CPU time</text:p>
          </table:table-cell>
          <table:table-cell office:value-type="string">
            <text:p>Orig Iters</text:p>
          </table:table-cell>
          <table:table-cell office:value-type="string">
            <text:p>Orig Mean Value</text:p>
          </table:table-cell>
          <table:table-cell office:value-type="string">
            <text:p>Orig Abs Error</text:p>
          </table:table-cell>
          <table:table-cell office:value-type="string">
            <text:p>Orig Rel Error</text:p>
          </table:table-cell>
          <table:table-cell office:value-type="string">
            <text:p>Orig Min Value</text:p>
          </table:table-cell>
          <table:table-cell office:value-type="string">
            <text:p>Orig Max Value</text:p>
          </table:table-cell>
          <table:table-cell office:value-type="string">
            <text:p>Opt CPU time</text:p>
          </table:table-cell>
          <table:table-cell office:value-type="string">
            <text:p>Opt Iters</text:p>
          </table:table-cell>
          <table:table-cell office:value-type="string">
            <text:p>Opt Mean Value</text:p>
          </table:table-cell>
          <table:table-cell office:value-type="string">
            <text:p>Opt Abs Error</text:p>
          </table:table-cell>
          <table:table-cell office:value-type="string">
            <text:p>Opt Rel Error</text:p>
          </table:table-cell>
          <table:table-cell office:value-type="string">
            <text:p>Opt Min Value</text:p>
          </table:table-cell>
          <table:table-cell office:value-type="string">
            <text:p>Opt Max Valu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91.05">
            <text:p>1291.05</text:p>
          </table:table-cell>
          <table:table-cell office:value-type="float" office:value="38390.5">
            <text:p>38390.5</text:p>
          </table:table-cell>
          <table:table-cell office:value-type="float" office:value="0.511780761535646">
            <text:p>0.5117807615</text:p>
          </table:table-cell>
          <table:table-cell office:value-type="float" office:value="0.00564570891020583">
            <text:p>0.0056457089</text:p>
          </table:table-cell>
          <table:table-cell office:value-type="float" office:value="0.0110314989044632">
            <text:p>0.0110314989</text:p>
          </table:table-cell>
          <table:table-cell office:value-type="float" office:value="0.505727973338888">
            <text:p>0.5057279733</text:p>
          </table:table-cell>
          <table:table-cell office:value-type="float" office:value="0.517019391159299">
            <text:p>0.5170193912</text:p>
          </table:table-cell>
          <table:table-cell office:value-type="float" office:value="669.25">
            <text:p>669.25</text:p>
          </table:table-cell>
          <table:table-cell office:value-type="float" office:value="14175">
            <text:p>14175</text:p>
          </table:table-cell>
          <table:table-cell office:value-type="float" office:value="0.512553657500176">
            <text:p>0.5125536575</text:p>
          </table:table-cell>
          <table:table-cell office:value-type="float" office:value="0.00570002672395553">
            <text:p>0.0057000267</text:p>
          </table:table-cell>
          <table:table-cell office:value-type="float" office:value="0.0111208390390885">
            <text:p>0.011120839</text:p>
          </table:table-cell>
          <table:table-cell office:value-type="float" office:value="0.507937289194254">
            <text:p>0.5079372892</text:p>
          </table:table-cell>
          <table:table-cell office:value-type="float" office:value="0.519337342642165">
            <text:p>0.519337342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02.05">
            <text:p>2502.05</text:p>
          </table:table-cell>
          <table:table-cell office:value-type="float" office:value="38386.9">
            <text:p>38386.9</text:p>
          </table:table-cell>
          <table:table-cell office:value-type="float" office:value="0.487315367579936">
            <text:p>0.4873153676</text:p>
          </table:table-cell>
          <table:table-cell office:value-type="float" office:value="0.00522925574992508">
            <text:p>0.0052292557</text:p>
          </table:table-cell>
          <table:table-cell office:value-type="float" office:value="0.0107307425495202">
            <text:p>0.0107307425</text:p>
          </table:table-cell>
          <table:table-cell office:value-type="float" office:value="0.482654364427763">
            <text:p>0.4826543644</text:p>
          </table:table-cell>
          <table:table-cell office:value-type="float" office:value="0.493112875927614">
            <text:p>0.4931128759</text:p>
          </table:table-cell>
          <table:table-cell office:value-type="float" office:value="1254.3">
            <text:p>1254.3</text:p>
          </table:table-cell>
          <table:table-cell office:value-type="float" office:value="12720.15">
            <text:p>12720.15</text:p>
          </table:table-cell>
          <table:table-cell office:value-type="float" office:value="0.488412870950563">
            <text:p>0.488412871</text:p>
          </table:table-cell>
          <table:table-cell office:value-type="float" office:value="0.0054505615928222">
            <text:p>0.0054505616</text:p>
          </table:table-cell>
          <table:table-cell office:value-type="float" office:value="0.011159741925339">
            <text:p>0.0111597419</text:p>
          </table:table-cell>
          <table:table-cell office:value-type="float" office:value="0.483135690173411">
            <text:p>0.4831356902</text:p>
          </table:table-cell>
          <table:table-cell office:value-type="float" office:value="0.494036813359055">
            <text:p>0.494036813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97.85">
            <text:p>2597.85</text:p>
          </table:table-cell>
          <table:table-cell office:value-type="float" office:value="38329.35">
            <text:p>38329.35</text:p>
          </table:table-cell>
          <table:table-cell office:value-type="float" office:value="0.523200509410932">
            <text:p>0.5232005094</text:p>
          </table:table-cell>
          <table:table-cell office:value-type="float" office:value="0.00419829998149507">
            <text:p>0.0041983</text:p>
          </table:table-cell>
          <table:table-cell office:value-type="float" office:value="0.00802426585215275">
            <text:p>0.0080242659</text:p>
          </table:table-cell>
          <table:table-cell office:value-type="float" office:value="0.518613138686131">
            <text:p>0.5186131387</text:p>
          </table:table-cell>
          <table:table-cell office:value-type="float" office:value="0.527009738649122">
            <text:p>0.5270097386</text:p>
          </table:table-cell>
          <table:table-cell office:value-type="float" office:value="1110.75">
            <text:p>1110.75</text:p>
          </table:table-cell>
          <table:table-cell office:value-type="float" office:value="10845.2">
            <text:p>10845.2</text:p>
          </table:table-cell>
          <table:table-cell office:value-type="float" office:value="0.522969949189425">
            <text:p>0.5229699492</text:p>
          </table:table-cell>
          <table:table-cell office:value-type="float" office:value="0.00467182922337267">
            <text:p>0.0046718292</text:p>
          </table:table-cell>
          <table:table-cell office:value-type="float" office:value="0.00893326515340652">
            <text:p>0.0089332652</text:p>
          </table:table-cell>
          <table:table-cell office:value-type="float" office:value="0.518440325069738">
            <text:p>0.5184403251</text:p>
          </table:table-cell>
          <table:table-cell office:value-type="float" office:value="0.527783983516483">
            <text:p>0.527783983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944.2">
            <text:p>4944.2</text:p>
          </table:table-cell>
          <table:table-cell office:value-type="float" office:value="38411.05">
            <text:p>38411.05</text:p>
          </table:table-cell>
          <table:table-cell office:value-type="float" office:value="0.497934760966642">
            <text:p>0.497934761</text:p>
          </table:table-cell>
          <table:table-cell office:value-type="float" office:value="0.00374912944110298">
            <text:p>0.0037491294</text:p>
          </table:table-cell>
          <table:table-cell office:value-type="float" office:value="0.00752935873331033">
            <text:p>0.0075293587</text:p>
          </table:table-cell>
          <table:table-cell office:value-type="float" office:value="0.494219954176213">
            <text:p>0.4942199542</text:p>
          </table:table-cell>
          <table:table-cell office:value-type="float" office:value="0.501718213058419">
            <text:p>0.5017182131</text:p>
          </table:table-cell>
          <table:table-cell office:value-type="float" office:value="2074.75">
            <text:p>2074.75</text:p>
          </table:table-cell>
          <table:table-cell office:value-type="float" office:value="9847.15">
            <text:p>9847.15</text:p>
          </table:table-cell>
          <table:table-cell office:value-type="float" office:value="0.495767721670455">
            <text:p>0.4957677217</text:p>
          </table:table-cell>
          <table:table-cell office:value-type="float" office:value="0.00545065693836513">
            <text:p>0.0054506569</text:p>
          </table:table-cell>
          <table:table-cell office:value-type="float" office:value="0.0109943763986883">
            <text:p>0.0109943764</text:p>
          </table:table-cell>
          <table:table-cell office:value-type="float" office:value="0.49055044288251">
            <text:p>0.4905504429</text:p>
          </table:table-cell>
          <table:table-cell office:value-type="float" office:value="0.50145175675924">
            <text:p>0.501451756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65.7">
            <text:p>5265.7</text:p>
          </table:table-cell>
          <table:table-cell office:value-type="float" office:value="38018.7">
            <text:p>38018.7</text:p>
          </table:table-cell>
          <table:table-cell office:value-type="float" office:value="0.449449981811507">
            <text:p>0.4494499818</text:p>
          </table:table-cell>
          <table:table-cell office:value-type="float" office:value="0.00537476526514511">
            <text:p>0.0053747653</text:p>
          </table:table-cell>
          <table:table-cell office:value-type="float" office:value="0.0119585392872464">
            <text:p>0.0119585393</text:p>
          </table:table-cell>
          <table:table-cell office:value-type="float" office:value="0.444652364134732">
            <text:p>0.4446523641</text:p>
          </table:table-cell>
          <table:table-cell office:value-type="float" office:value="0.455401894665022">
            <text:p>0.4554018947</text:p>
          </table:table-cell>
          <table:table-cell office:value-type="float" office:value="2811.05">
            <text:p>2811.05</text:p>
          </table:table-cell>
          <table:table-cell office:value-type="float" office:value="12155.3">
            <text:p>12155.3</text:p>
          </table:table-cell>
          <table:table-cell office:value-type="float" office:value="0.448696098511405">
            <text:p>0.4486960985</text:p>
          </table:table-cell>
          <table:table-cell office:value-type="float" office:value="0.00526612611846194">
            <text:p>0.0052661261</text:p>
          </table:table-cell>
          <table:table-cell office:value-type="float" office:value="0.0117365097132176">
            <text:p>0.0117365097</text:p>
          </table:table-cell>
          <table:table-cell office:value-type="float" office:value="0.443166564846968">
            <text:p>0.4431665648</text:p>
          </table:table-cell>
          <table:table-cell office:value-type="float" office:value="0.453698817083891">
            <text:p>0.45369881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55.65">
            <text:p>3855.65</text:p>
          </table:table-cell>
          <table:table-cell office:value-type="float" office:value="34343">
            <text:p>34343</text:p>
          </table:table-cell>
          <table:table-cell office:value-type="float" office:value="0.337255285391956">
            <text:p>0.3372552854</text:p>
          </table:table-cell>
          <table:table-cell office:value-type="float" office:value="0.00506373264160218">
            <text:p>0.0050637326</text:p>
          </table:table-cell>
          <table:table-cell office:value-type="float" office:value="0.0150145390181717">
            <text:p>0.015014539</text:p>
          </table:table-cell>
          <table:table-cell office:value-type="float" office:value="0.332424189102">
            <text:p>0.3324241891</text:p>
          </table:table-cell>
          <table:table-cell office:value-type="float" office:value="0.342551654385205">
            <text:p>0.3425516544</text:p>
          </table:table-cell>
          <table:table-cell office:value-type="float" office:value="2737.6">
            <text:p>2737.6</text:p>
          </table:table-cell>
          <table:table-cell office:value-type="float" office:value="14903.45">
            <text:p>14903.45</text:p>
          </table:table-cell>
          <table:table-cell office:value-type="float" office:value="0.338013733021363">
            <text:p>0.338013733</text:p>
          </table:table-cell>
          <table:table-cell office:value-type="float" office:value="0.00439317152989038">
            <text:p>0.0043931715</text:p>
          </table:table-cell>
          <table:table-cell office:value-type="float" office:value="0.012997020832916">
            <text:p>0.0129970208</text:p>
          </table:table-cell>
          <table:table-cell office:value-type="float" office:value="0.332591668292397">
            <text:p>0.3325916683</text:p>
          </table:table-cell>
          <table:table-cell office:value-type="float" office:value="0.341378011352178">
            <text:p>0.34137801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81.4">
            <text:p>3781.4</text:p>
          </table:table-cell>
          <table:table-cell office:value-type="float" office:value="33710.1">
            <text:p>33710.1</text:p>
          </table:table-cell>
          <table:table-cell office:value-type="float" office:value="0.325055399980221">
            <text:p>0.3250554</text:p>
          </table:table-cell>
          <table:table-cell office:value-type="float" office:value="0.00463147050686072">
            <text:p>0.0046314705</text:p>
          </table:table-cell>
          <table:table-cell office:value-type="float" office:value="0.0142482497049504">
            <text:p>0.0142482497</text:p>
          </table:table-cell>
          <table:table-cell office:value-type="float" office:value="0.319657659275219">
            <text:p>0.3196576593</text:p>
          </table:table-cell>
          <table:table-cell office:value-type="float" office:value="0.328920600288941">
            <text:p>0.3289206003</text:p>
          </table:table-cell>
          <table:table-cell office:value-type="float" office:value="2719.4">
            <text:p>2719.4</text:p>
          </table:table-cell>
          <table:table-cell office:value-type="float" office:value="14978">
            <text:p>14978</text:p>
          </table:table-cell>
          <table:table-cell office:value-type="float" office:value="0.325307204897821">
            <text:p>0.3253072049</text:p>
          </table:table-cell>
          <table:table-cell office:value-type="float" office:value="0.00525674171505919">
            <text:p>0.0052567417</text:p>
          </table:table-cell>
          <table:table-cell office:value-type="float" office:value="0.0161593153668709">
            <text:p>0.0161593154</text:p>
          </table:table-cell>
          <table:table-cell office:value-type="float" office:value="0.320286940013338">
            <text:p>0.32028694</text:p>
          </table:table-cell>
          <table:table-cell office:value-type="float" office:value="0.330800423443456">
            <text:p>0.330800423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848.85">
            <text:p>3848.85</text:p>
          </table:table-cell>
          <table:table-cell office:value-type="float" office:value="33517.05">
            <text:p>33517.05</text:p>
          </table:table-cell>
          <table:table-cell office:value-type="float" office:value="0.321499654195473">
            <text:p>0.3214996542</text:p>
          </table:table-cell>
          <table:table-cell office:value-type="float" office:value="0.00443558084165227">
            <text:p>0.0044355808</text:p>
          </table:table-cell>
          <table:table-cell office:value-type="float" office:value="0.0137965337871108">
            <text:p>0.0137965338</text:p>
          </table:table-cell>
          <table:table-cell office:value-type="float" office:value="0.317844814648056">
            <text:p>0.3178448146</text:p>
          </table:table-cell>
          <table:table-cell office:value-type="float" office:value="0.326715976331361">
            <text:p>0.3267159763</text:p>
          </table:table-cell>
          <table:table-cell office:value-type="float" office:value="2776.5">
            <text:p>2776.5</text:p>
          </table:table-cell>
          <table:table-cell office:value-type="float" office:value="14990.4">
            <text:p>14990.4</text:p>
          </table:table-cell>
          <table:table-cell office:value-type="float" office:value="0.321614263297537">
            <text:p>0.3216142633</text:p>
          </table:table-cell>
          <table:table-cell office:value-type="float" office:value="0.00396807871571805">
            <text:p>0.0039680787</text:p>
          </table:table-cell>
          <table:table-cell office:value-type="float" office:value="0.0123380060170001">
            <text:p>0.012338006</text:p>
          </table:table-cell>
          <table:table-cell office:value-type="float" office:value="0.317638403775">
            <text:p>0.3176384038</text:p>
          </table:table-cell>
          <table:table-cell office:value-type="float" office:value="0.325574561206436">
            <text:p>0.32557456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74.7">
            <text:p>3474.7</text:p>
          </table:table-cell>
          <table:table-cell office:value-type="float" office:value="31982.2">
            <text:p>31982.2</text:p>
          </table:table-cell>
          <table:table-cell office:value-type="float" office:value="0.295432183948929">
            <text:p>0.2954321839</text:p>
          </table:table-cell>
          <table:table-cell office:value-type="float" office:value="0.00561491118725269">
            <text:p>0.0056149112</text:p>
          </table:table-cell>
          <table:table-cell office:value-type="float" office:value="0.0190057532398817">
            <text:p>0.0190057532</text:p>
          </table:table-cell>
          <table:table-cell office:value-type="float" office:value="0.289824827673433">
            <text:p>0.2898248277</text:p>
          </table:table-cell>
          <table:table-cell office:value-type="float" office:value="0.301054650047939">
            <text:p>0.30105465</text:p>
          </table:table-cell>
          <table:table-cell office:value-type="float" office:value="2443.4">
            <text:p>2443.4</text:p>
          </table:table-cell>
          <table:table-cell office:value-type="float" office:value="14957.15">
            <text:p>14957.15</text:p>
          </table:table-cell>
          <table:table-cell office:value-type="float" office:value="0.295197418654787">
            <text:p>0.2951974187</text:p>
          </table:table-cell>
          <table:table-cell office:value-type="float" office:value="0.00530432274615647">
            <text:p>0.0053043227</text:p>
          </table:table-cell>
          <table:table-cell office:value-type="float" office:value="0.017968730113997">
            <text:p>0.0179687301</text:p>
          </table:table-cell>
          <table:table-cell office:value-type="float" office:value="0.290788790994174">
            <text:p>0.290788791</text:p>
          </table:table-cell>
          <table:table-cell office:value-type="float" office:value="0.301397436486486">
            <text:p>0.301397436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48.75">
            <text:p>3048.75</text:p>
          </table:table-cell>
          <table:table-cell office:value-type="float" office:value="30221.8">
            <text:p>30221.8</text:p>
          </table:table-cell>
          <table:table-cell office:value-type="float" office:value="0.269102312040569">
            <text:p>0.269102312</text:p>
          </table:table-cell>
          <table:table-cell office:value-type="float" office:value="0.00441856630131227">
            <text:p>0.0044185663</text:p>
          </table:table-cell>
          <table:table-cell office:value-type="float" office:value="0.0164196519450422">
            <text:p>0.0164196519</text:p>
          </table:table-cell>
          <table:table-cell office:value-type="float" office:value="0.264429350553752">
            <text:p>0.2644293506</text:p>
          </table:table-cell>
          <table:table-cell office:value-type="float" office:value="0.273266483156377">
            <text:p>0.2732664832</text:p>
          </table:table-cell>
          <table:table-cell office:value-type="float" office:value="2354.05">
            <text:p>2354.05</text:p>
          </table:table-cell>
          <table:table-cell office:value-type="float" office:value="14717.05">
            <text:p>14717.05</text:p>
          </table:table-cell>
          <table:table-cell office:value-type="float" office:value="0.269336720876606">
            <text:p>0.2693367209</text:p>
          </table:table-cell>
          <table:table-cell office:value-type="float" office:value="0.00524475803819319">
            <text:p>0.005244758</text:p>
          </table:table-cell>
          <table:table-cell office:value-type="float" office:value="0.0194728666077286">
            <text:p>0.0194728666</text:p>
          </table:table-cell>
          <table:table-cell office:value-type="float" office:value="0.262856367607343">
            <text:p>0.2628563676</text:p>
          </table:table-cell>
          <table:table-cell office:value-type="float" office:value="0.273345883683729">
            <text:p>0.273345883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80.25">
            <text:p>2280.25</text:p>
          </table:table-cell>
          <table:table-cell office:value-type="float" office:value="26419.5">
            <text:p>26419.5</text:p>
          </table:table-cell>
          <table:table-cell office:value-type="float" office:value="0.220598797367988">
            <text:p>0.2205987974</text:p>
          </table:table-cell>
          <table:table-cell office:value-type="float" office:value="0.0050576624445849">
            <text:p>0.0050576624</text:p>
          </table:table-cell>
          <table:table-cell office:value-type="float" office:value="0.0229269719732337">
            <text:p>0.022926972</text:p>
          </table:table-cell>
          <table:table-cell office:value-type="float" office:value="0.215848360183014">
            <text:p>0.2158483602</text:p>
          </table:table-cell>
          <table:table-cell office:value-type="float" office:value="0.225963685072183">
            <text:p>0.2259636851</text:p>
          </table:table-cell>
          <table:table-cell office:value-type="float" office:value="1877.3">
            <text:p>1877.3</text:p>
          </table:table-cell>
          <table:table-cell office:value-type="float" office:value="13708.85">
            <text:p>13708.85</text:p>
          </table:table-cell>
          <table:table-cell office:value-type="float" office:value="0.220721792490638">
            <text:p>0.2207217925</text:p>
          </table:table-cell>
          <table:table-cell office:value-type="float" office:value="0.00789276132437437">
            <text:p>0.0078927613</text:p>
          </table:table-cell>
          <table:table-cell office:value-type="float" office:value="0.0357588674652918">
            <text:p>0.0357588675</text:p>
          </table:table-cell>
          <table:table-cell office:value-type="float" office:value="0.211443608066617">
            <text:p>0.2114436081</text:p>
          </table:table-cell>
          <table:table-cell office:value-type="float" office:value="0.227229130715366">
            <text:p>0.227229130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 time</text:p>
          </table:table-cell>
          <table:table-cell office:value-type="string">
            <text:p>Iterations</text:p>
          </table:table-cell>
          <table:table-cell table:number-columns-repeated="12"/>
        </table:table-row>
        <table:table-row table:style-name="ro1">
          <table:table-cell/>
          <table:table-cell table:formula="of:=[.I2]/[.B2]" office:value-type="float" office:value="0.518376515239534">
            <text:p>0.5183765152</text:p>
          </table:table-cell>
          <table:table-cell table:formula="of:=[.J2]/[.C2]" office:value-type="float" office:value="0.36923197145127">
            <text:p>0.3692319715</text:p>
          </table:table-cell>
          <table:table-cell table:number-columns-repeated="12"/>
        </table:table-row>
        <table:table-row table:style-name="ro1">
          <table:table-cell/>
          <table:table-cell table:formula="of:=[.I3]/[.B3]" office:value-type="float" office:value="0.501308926680122">
            <text:p>0.5013089267</text:p>
          </table:table-cell>
          <table:table-cell table:formula="of:=[.J3]/[.C3]" office:value-type="float" office:value="0.331366950704537">
            <text:p>0.3313669507</text:p>
          </table:table-cell>
          <table:table-cell table:number-columns-repeated="12"/>
        </table:table-row>
        <table:table-row table:style-name="ro1">
          <table:table-cell/>
          <table:table-cell table:formula="of:=[.I4]/[.B4]" office:value-type="float" office:value="0.427565101911196">
            <text:p>0.4275651019</text:p>
          </table:table-cell>
          <table:table-cell table:formula="of:=[.J4]/[.C4]" office:value-type="float" office:value="0.282947662822354">
            <text:p>0.2829476628</text:p>
          </table:table-cell>
          <table:table-cell table:number-columns-repeated="12"/>
        </table:table-row>
        <table:table-row table:style-name="ro1">
          <table:table-cell/>
          <table:table-cell table:formula="of:=[.I5]/[.B5]" office:value-type="float" office:value="0.419633105456899">
            <text:p>0.4196331055</text:p>
          </table:table-cell>
          <table:table-cell table:formula="of:=[.J5]/[.C5]" office:value-type="float" office:value="0.256362426957868">
            <text:p>0.256362427</text:p>
          </table:table-cell>
          <table:table-cell table:number-columns-repeated="12"/>
        </table:table-row>
        <table:table-row table:style-name="ro1">
          <table:table-cell/>
          <table:table-cell table:formula="of:=[.I6]/[.B6]" office:value-type="float" office:value="0.533841654480886">
            <text:p>0.5338416545</text:p>
          </table:table-cell>
          <table:table-cell table:formula="of:=[.J6]/[.C6]" office:value-type="float" office:value="0.319718980396489">
            <text:p>0.3197189804</text:p>
          </table:table-cell>
          <table:table-cell table:number-columns-repeated="12"/>
        </table:table-row>
        <table:table-row table:style-name="ro1">
          <table:table-cell/>
          <table:table-cell table:formula="of:=[.I7]/[.B7]" office:value-type="float" office:value="0.710022953328232">
            <text:p>0.7100229533</text:p>
          </table:table-cell>
          <table:table-cell table:formula="of:=[.J7]/[.C7]" office:value-type="float" office:value="0.433958885362374">
            <text:p>0.4339588854</text:p>
          </table:table-cell>
          <table:table-cell table:number-columns-repeated="12"/>
        </table:table-row>
        <table:table-row table:style-name="ro1">
          <table:table-cell/>
          <table:table-cell table:formula="of:=[.I8]/[.B8]" office:value-type="float" office:value="0.719151636959856">
            <text:p>0.719151637</text:p>
          </table:table-cell>
          <table:table-cell table:formula="of:=[.J8]/[.C8]" office:value-type="float" office:value="0.444317875058217">
            <text:p>0.4443178751</text:p>
          </table:table-cell>
          <table:table-cell table:number-columns-repeated="12"/>
        </table:table-row>
        <table:table-row table:style-name="ro1">
          <table:table-cell/>
          <table:table-cell table:formula="of:=[.I9]/[.B9]" office:value-type="float" office:value="0.721384309598971">
            <text:p>0.7213843096</text:p>
          </table:table-cell>
          <table:table-cell table:formula="of:=[.J9]/[.C9]" office:value-type="float" office:value="0.447246998169588">
            <text:p>0.4472469982</text:p>
          </table:table-cell>
          <table:table-cell table:number-columns-repeated="12"/>
        </table:table-row>
        <table:table-row table:style-name="ro1">
          <table:table-cell/>
          <table:table-cell table:formula="of:=[.I10]/[.B10]" office:value-type="float" office:value="0.703197398336547">
            <text:p>0.7031973983</text:p>
          </table:table-cell>
          <table:table-cell table:formula="of:=[.J10]/[.C10]" office:value-type="float" office:value="0.467671079537993">
            <text:p>0.4676710795</text:p>
          </table:table-cell>
          <table:table-cell table:number-columns-repeated="12"/>
        </table:table-row>
        <table:table-row table:style-name="ro1">
          <table:table-cell/>
          <table:table-cell table:formula="of:=[.I11]/[.B11]" office:value-type="float" office:value="0.772136121361214">
            <text:p>0.7721361214</text:p>
          </table:table-cell>
          <table:table-cell table:formula="of:=[.J11]/[.C11]" office:value-type="float" office:value="0.486968016464936">
            <text:p>0.4869680165</text:p>
          </table:table-cell>
          <table:table-cell table:number-columns-repeated="12"/>
        </table:table-row>
        <table:table-row table:style-name="ro1">
          <table:table-cell/>
          <table:table-cell table:formula="of:=[.I12]/[.B12]" office:value-type="float" office:value="0.823286920293827">
            <text:p>0.8232869203</text:p>
          </table:table-cell>
          <table:table-cell table:formula="of:=[.J12]/[.C12]" office:value-type="float" office:value="0.518891349192831">
            <text:p>0.5188913492</text:p>
          </table:table-cell>
          <table:table-cell table:number-columns-repeated="12"/>
        </table:table-row>
      </table:table>
      <table:table table:name="instances" table:style-name="ta1">
        <table:shapes>
          <draw:frame draw:z-index="0" draw:style-name="gr1" svg:width="6.2988in" svg:height="3.5429in" svg:x="7.4224in" svg:y="2.4382in">
            <draw:object draw:notify-on-update-of-ranges="instances.A2:instances.A12 instances.B1:instances.B1 instances.B2:instances.B12 instances.C1:instances.C1 instances.C2:instances.C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88in" svg:height="3.5429in" svg:x="0.6094in" svg:y="2.4638in">
            <draw:object draw:notify-on-update-of-ranges="instances.A2:instances.A12 instances.D1:instances.D1 instances.D2:instances.D12 instances.E1:instances.E1 instances.E2:instances.E12 instances.F1:instances.F1 instances.F2:instances.F12 instances.H1:instances.H1 instances.H2:instances.H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5" table:number-columns-repeated="8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Defeats</text:p>
          </table:table-cell>
          <table:table-cell office:value-type="string">
            <text:p>Set size</text:p>
          </table:table-cell>
          <table:table-cell office:value-type="string">
            <text:p>CF</text:p>
          </table:table-cell>
          <table:table-cell office:value-type="string">
            <text:p>Admissible</text:p>
          </table:table-cell>
          <table:table-cell office:value-type="string">
            <text:p>Complete</text:p>
          </table:table-cell>
          <table:table-cell office:value-type="string">
            <text:p>Preferred</text:p>
          </table:table-cell>
          <table:table-cell office:value-type="string">
            <text:p>Ground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.69255">
            <text:p>0.69255</text:p>
          </table:table-cell>
          <table:table-cell office:value-type="float" office:value="0.602617562352">
            <text:p>0.6026175624</text:p>
          </table:table-cell>
          <table:table-cell office:value-type="float" office:value="0.547436721821756">
            <text:p>0.5474367218</text:p>
          </table:table-cell>
          <table:table-cell office:value-type="float" office:value="0.549007431874484">
            <text:p>0.5490074319</text:p>
          </table:table-cell>
          <table:table-cell office:value-type="float" office:value="0.512441093716945">
            <text:p>0.512441093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6579225">
            <text:p>0.6579225</text:p>
          </table:table-cell>
          <table:table-cell office:value-type="float" office:value="0.5724866842344">
            <text:p>0.5724866842</text:p>
          </table:table-cell>
          <table:table-cell office:value-type="float" office:value="0.522087885850615">
            <text:p>0.5220878859</text:p>
          </table:table-cell>
          <table:table-cell office:value-type="float" office:value="0.522478542892608">
            <text:p>0.5224785429</text:p>
          </table:table-cell>
          <table:table-cell office:value-type="float" office:value="0.48955875562574">
            <text:p>0.489558755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6579225">
            <text:p>0.6579225</text:p>
          </table:table-cell>
          <table:table-cell office:value-type="float" office:value="0.634824123184368">
            <text:p>0.6348241232</text:p>
          </table:table-cell>
          <table:table-cell office:value-type="float" office:value="0.561152967121811">
            <text:p>0.5611529671</text:p>
          </table:table-cell>
          <table:table-cell office:value-type="float" office:value="0.559141154321715">
            <text:p>0.5591411543</text:p>
          </table:table-cell>
          <table:table-cell office:value-type="float" office:value="0.521195727720964">
            <text:p>0.5211957277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533934150270758">
            <text:p>0.5339341503</text:p>
          </table:table-cell>
          <table:table-cell office:value-type="float" office:value="0.533793224909856">
            <text:p>0.5337932249</text:p>
          </table:table-cell>
          <table:table-cell office:value-type="float" office:value="0.500255655920984">
            <text:p>0.500255655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480794031144426">
            <text:p>0.4807940311</text:p>
          </table:table-cell>
          <table:table-cell office:value-type="float" office:value="0.476843830167173">
            <text:p>0.4768438302</text:p>
          </table:table-cell>
          <table:table-cell office:value-type="float" office:value="0.448487893742293">
            <text:p>0.448487893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60485486912156">
            <text:p>0.3604854869</text:p>
          </table:table-cell>
          <table:table-cell office:value-type="float" office:value="0.00423746694915254">
            <text:p>0.0042374669</text:p>
          </table:table-cell>
          <table:table-cell office:value-type="float" office:value="0.337436266173117">
            <text:p>0.33743626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39244878172418">
            <text:p>0.3392448782</text:p>
          </table:table-cell>
          <table:table-cell office:value-type="float" office:value="0.00423746694915254">
            <text:p>0.0042374669</text:p>
          </table:table-cell>
          <table:table-cell office:value-type="float" office:value="0.322855230534427">
            <text:p>0.322855230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40843292327464">
            <text:p>0.3408432923</text:p>
          </table:table-cell>
          <table:table-cell office:value-type="float" office:value="0.00604307268646409">
            <text:p>0.0060430727</text:p>
          </table:table-cell>
          <table:table-cell office:value-type="float" office:value="0.321309916763941">
            <text:p>0.321309916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16262845795561">
            <text:p>0.3162628458</text:p>
          </table:table-cell>
          <table:table-cell office:value-type="float" office:value="0.00423746694915254">
            <text:p>0.0042374669</text:p>
          </table:table-cell>
          <table:table-cell office:value-type="float" office:value="0.29890751186899">
            <text:p>0.29890751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554233200746112">
            <text:p>0.5542332007</text:p>
          </table:table-cell>
          <table:table-cell office:value-type="float" office:value="0.285121844247431">
            <text:p>0.2851218442</text:p>
          </table:table-cell>
          <table:table-cell office:value-type="float" office:value="0.00604307268646409">
            <text:p>0.0060430727</text:p>
          </table:table-cell>
          <table:table-cell office:value-type="float" office:value="0.269566772289586">
            <text:p>0.269566772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554233200746112">
            <text:p>0.5542332007</text:p>
          </table:table-cell>
          <table:table-cell office:value-type="float" office:value="0.234945288180882">
            <text:p>0.2349452882</text:p>
          </table:table-cell>
          <table:table-cell office:value-type="float" office:value="0">
            <text:p>0</text:p>
          </table:table-cell>
          <table:table-cell office:value-type="float" office:value="0.216874960560662">
            <text:p>0.2168749606</text:p>
          </table:table-cell>
        </table:table-row>
      </table:table>
      <table:table table:name="complete_005" table:style-name="ta1">
        <table:shapes>
          <draw:frame draw:z-index="0" draw:style-name="gr1" svg:width="6.2988in" svg:height="3.5429in" svg:x="9.3539in" svg:y="2.6358in">
            <draw:object draw:notify-on-update-of-ranges="complete_005.A2:complete_005.A12 complete_005.B15:complete_005.B15 complete_005.B16:complete_005.B26 complete_005.C15:complete_005.C15 complete_005.C16:complete_005.C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2988in" svg:height="3.5429in" svg:x="2.7969in" svg:y="2.6362in">
            <draw:object draw:notify-on-update-of-ranges="complete_005.A2:complete_005.A12 complete_005.B1:complete_005.B1 complete_005.B2:complete_005.B12 complete_005.C1:complete_005.C1 complete_005.C2:complete_005.C12 complete_005.I1:complete_005.I1 complete_005.I2:complete_005.I12 complete_005.J1:complete_005.J1 complete_005.J2:complete_005.J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Orig CPU time</text:p>
          </table:table-cell>
          <table:table-cell office:value-type="string">
            <text:p>Orig Iters</text:p>
          </table:table-cell>
          <table:table-cell office:value-type="string">
            <text:p>Orig Mean Value</text:p>
          </table:table-cell>
          <table:table-cell office:value-type="string">
            <text:p>Orig Abs Error</text:p>
          </table:table-cell>
          <table:table-cell office:value-type="string">
            <text:p>Orig Rel Error</text:p>
          </table:table-cell>
          <table:table-cell office:value-type="string">
            <text:p>Orig Min Value</text:p>
          </table:table-cell>
          <table:table-cell office:value-type="string">
            <text:p>Orig Max Value</text:p>
          </table:table-cell>
          <table:table-cell office:value-type="string">
            <text:p>Opt CPU time</text:p>
          </table:table-cell>
          <table:table-cell office:value-type="string">
            <text:p>Opt Iters</text:p>
          </table:table-cell>
          <table:table-cell office:value-type="string">
            <text:p>Opt Mean Value</text:p>
          </table:table-cell>
          <table:table-cell office:value-type="string">
            <text:p>Opt Abs Error</text:p>
          </table:table-cell>
          <table:table-cell office:value-type="string">
            <text:p>Opt Rel Error</text:p>
          </table:table-cell>
          <table:table-cell office:value-type="string">
            <text:p>Opt Min Value</text:p>
          </table:table-cell>
          <table:table-cell office:value-type="string">
            <text:p>Opt Max Valu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1.65">
            <text:p>401.65</text:p>
          </table:table-cell>
          <table:table-cell office:value-type="float" office:value="38068.2">
            <text:p>38068.2</text:p>
          </table:table-cell>
          <table:table-cell office:value-type="float" office:value="0.547292395063525">
            <text:p>0.5472923951</text:p>
          </table:table-cell>
          <table:table-cell office:value-type="float" office:value="0.00446964961912644">
            <text:p>0.0044696496</text:p>
          </table:table-cell>
          <table:table-cell office:value-type="float" office:value="0.00816684035707757">
            <text:p>0.0081668404</text:p>
          </table:table-cell>
          <table:table-cell office:value-type="float" office:value="0.541948508206177">
            <text:p>0.5419485082</text:p>
          </table:table-cell>
          <table:table-cell office:value-type="float" office:value="0.55088780744443">
            <text:p>0.5508878074</text:p>
          </table:table-cell>
          <table:table-cell office:value-type="float" office:value="227.7">
            <text:p>227.7</text:p>
          </table:table-cell>
          <table:table-cell office:value-type="float" office:value="12114.75">
            <text:p>12114.75</text:p>
          </table:table-cell>
          <table:table-cell office:value-type="float" office:value="0.548928236842085">
            <text:p>0.5489282368</text:p>
          </table:table-cell>
          <table:table-cell office:value-type="float" office:value="0.00444864717001608">
            <text:p>0.0044486472</text:p>
          </table:table-cell>
          <table:table-cell office:value-type="float" office:value="0.00810424181420979">
            <text:p>0.0081042418</text:p>
          </table:table-cell>
          <table:table-cell office:value-type="float" office:value="0.54567271841507">
            <text:p>0.5456727184</text:p>
          </table:table-cell>
          <table:table-cell office:value-type="float" office:value="0.554570012755102">
            <text:p>0.554570012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0.25">
            <text:p>340.25</text:p>
          </table:table-cell>
          <table:table-cell office:value-type="float" office:value="38344.3">
            <text:p>38344.3</text:p>
          </table:table-cell>
          <table:table-cell office:value-type="float" office:value="0.521003896466251">
            <text:p>0.5210038965</text:p>
          </table:table-cell>
          <table:table-cell office:value-type="float" office:value="0.0039339805503168">
            <text:p>0.0039339806</text:p>
          </table:table-cell>
          <table:table-cell office:value-type="float" office:value="0.00755076992129871">
            <text:p>0.0075507699</text:p>
          </table:table-cell>
          <table:table-cell office:value-type="float" office:value="0.517685390329728">
            <text:p>0.5176853903</text:p>
          </table:table-cell>
          <table:table-cell office:value-type="float" office:value="0.525553351430361">
            <text:p>0.5255533514</text:p>
          </table:table-cell>
          <table:table-cell office:value-type="float" office:value="78.25">
            <text:p>78.25</text:p>
          </table:table-cell>
          <table:table-cell office:value-type="float" office:value="11030.7">
            <text:p>11030.7</text:p>
          </table:table-cell>
          <table:table-cell office:value-type="float" office:value="0.519832384039395">
            <text:p>0.519832384</text:p>
          </table:table-cell>
          <table:table-cell office:value-type="float" office:value="0.00443108519919178">
            <text:p>0.0044310852</text:p>
          </table:table-cell>
          <table:table-cell office:value-type="float" office:value="0.0085240653242103">
            <text:p>0.0085240653</text:p>
          </table:table-cell>
          <table:table-cell office:value-type="float" office:value="0.515072960997612">
            <text:p>0.515072961</text:p>
          </table:table-cell>
          <table:table-cell office:value-type="float" office:value="0.523935131395996">
            <text:p>0.523935131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4.4">
            <text:p>214.4</text:p>
          </table:table-cell>
          <table:table-cell office:value-type="float" office:value="37858.25">
            <text:p>37858.25</text:p>
          </table:table-cell>
          <table:table-cell office:value-type="float" office:value="0.560012574671072">
            <text:p>0.5600125747</text:p>
          </table:table-cell>
          <table:table-cell office:value-type="float" office:value="0.00494678898552425">
            <text:p>0.004946789</text:p>
          </table:table-cell>
          <table:table-cell office:value-type="float" office:value="0.00883335340894763">
            <text:p>0.0088333534</text:p>
          </table:table-cell>
          <table:table-cell office:value-type="float" office:value="0.555198313348267">
            <text:p>0.5551983133</text:p>
          </table:table-cell>
          <table:table-cell office:value-type="float" office:value="0.565091891319316">
            <text:p>0.5650918913</text:p>
          </table:table-cell>
          <table:table-cell office:value-type="float" office:value="52.55">
            <text:p>52.55</text:p>
          </table:table-cell>
          <table:table-cell office:value-type="float" office:value="8533.65">
            <text:p>8533.65</text:p>
          </table:table-cell>
          <table:table-cell office:value-type="float" office:value="0.558537006067071">
            <text:p>0.5585370061</text:p>
          </table:table-cell>
          <table:table-cell office:value-type="float" office:value="0.00379914616323568">
            <text:p>0.0037991462</text:p>
          </table:table-cell>
          <table:table-cell office:value-type="float" office:value="0.00680195962302892">
            <text:p>0.0068019596</text:p>
          </table:table-cell>
          <table:table-cell office:value-type="float" office:value="0.554251669119312">
            <text:p>0.5542516691</text:p>
          </table:table-cell>
          <table:table-cell office:value-type="float" office:value="0.561849961445783">
            <text:p>0.561849961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9.35">
            <text:p>259.35</text:p>
          </table:table-cell>
          <table:table-cell office:value-type="float" office:value="38261.4">
            <text:p>38261.4</text:p>
          </table:table-cell>
          <table:table-cell office:value-type="float" office:value="0.531345543308173">
            <text:p>0.5313455433</text:p>
          </table:table-cell>
          <table:table-cell office:value-type="float" office:value="0.00293694682384493">
            <text:p>0.0029369468</text:p>
          </table:table-cell>
          <table:table-cell office:value-type="float" office:value="0.00552737641414928">
            <text:p>0.0055273764</text:p>
          </table:table-cell>
          <table:table-cell office:value-type="float" office:value="0.528258030817446">
            <text:p>0.5282580308</text:p>
          </table:table-cell>
          <table:table-cell office:value-type="float" office:value="0.534131924465136">
            <text:p>0.5341319245</text:p>
          </table:table-cell>
          <table:table-cell office:value-type="float" office:value="122.25">
            <text:p>122.25</text:p>
          </table:table-cell>
          <table:table-cell office:value-type="float" office:value="7650.65">
            <text:p>7650.65</text:p>
          </table:table-cell>
          <table:table-cell office:value-type="float" office:value="0.531369696635245">
            <text:p>0.5313696966</text:p>
          </table:table-cell>
          <table:table-cell office:value-type="float" office:value="0.00491131600911726">
            <text:p>0.004911316</text:p>
          </table:table-cell>
          <table:table-cell office:value-type="float" office:value="0.00924274763919892">
            <text:p>0.0092427476</text:p>
          </table:table-cell>
          <table:table-cell office:value-type="float" office:value="0.527117391493384">
            <text:p>0.5271173915</text:p>
          </table:table-cell>
          <table:table-cell office:value-type="float" office:value="0.536940023511618">
            <text:p>0.536940023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3.65">
            <text:p>253.65</text:p>
          </table:table-cell>
          <table:table-cell office:value-type="float" office:value="38339.1">
            <text:p>38339.1</text:p>
          </table:table-cell>
          <table:table-cell office:value-type="float" office:value="0.478234041349921">
            <text:p>0.4782340413</text:p>
          </table:table-cell>
          <table:table-cell office:value-type="float" office:value="0.00450400391420266">
            <text:p>0.0045040039</text:p>
          </table:table-cell>
          <table:table-cell office:value-type="float" office:value="0.00941799103528708">
            <text:p>0.009417991</text:p>
          </table:table-cell>
          <table:table-cell office:value-type="float" office:value="0.473462994387156">
            <text:p>0.4734629944</text:p>
          </table:table-cell>
          <table:table-cell office:value-type="float" office:value="0.482471002215561">
            <text:p>0.4824710022</text:p>
          </table:table-cell>
          <table:table-cell office:value-type="float" office:value="82.5">
            <text:p>82.5</text:p>
          </table:table-cell>
          <table:table-cell office:value-type="float" office:value="10715.6">
            <text:p>10715.6</text:p>
          </table:table-cell>
          <table:table-cell office:value-type="float" office:value="0.479620217504729">
            <text:p>0.4796202175</text:p>
          </table:table-cell>
          <table:table-cell office:value-type="float" office:value="0.00426583246731119">
            <text:p>0.0042658325</text:p>
          </table:table-cell>
          <table:table-cell office:value-type="float" office:value="0.00889418817560402">
            <text:p>0.0088941882</text:p>
          </table:table-cell>
          <table:table-cell office:value-type="float" office:value="0.475461589986731">
            <text:p>0.47546159</text:p>
          </table:table-cell>
          <table:table-cell office:value-type="float" office:value="0.483993254921354">
            <text:p>0.483993254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5.25">
            <text:p>255.25</text:p>
          </table:table-cell>
          <table:table-cell office:value-type="float" office:value="35415.15">
            <text:p>35415.15</text:p>
          </table:table-cell>
          <table:table-cell office:value-type="float" office:value="0.360336624036374">
            <text:p>0.360336624</text:p>
          </table:table-cell>
          <table:table-cell office:value-type="float" office:value="0.00537863302747851">
            <text:p>0.005378633</text:p>
          </table:table-cell>
          <table:table-cell office:value-type="float" office:value="0.0149266898469237">
            <text:p>0.0149266898</text:p>
          </table:table-cell>
          <table:table-cell office:value-type="float" office:value="0.356078453634583">
            <text:p>0.3560784536</text:p>
          </table:table-cell>
          <table:table-cell office:value-type="float" office:value="0.36683571968954">
            <text:p>0.3668357197</text:p>
          </table:table-cell>
          <table:table-cell office:value-type="float" office:value="117.1">
            <text:p>117.1</text:p>
          </table:table-cell>
          <table:table-cell office:value-type="float" office:value="14647.85">
            <text:p>14647.85</text:p>
          </table:table-cell>
          <table:table-cell office:value-type="float" office:value="0.360599920909508">
            <text:p>0.3605999209</text:p>
          </table:table-cell>
          <table:table-cell office:value-type="float" office:value="0.00600155681684953">
            <text:p>0.0060015568</text:p>
          </table:table-cell>
          <table:table-cell office:value-type="float" office:value="0.0166432560542785">
            <text:p>0.0166432561</text:p>
          </table:table-cell>
          <table:table-cell office:value-type="float" office:value="0.354026133302239">
            <text:p>0.3540261333</text:p>
          </table:table-cell>
          <table:table-cell office:value-type="float" office:value="0.366029246935938">
            <text:p>0.366029246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3">
            <text:p>273</text:p>
          </table:table-cell>
          <table:table-cell office:value-type="float" office:value="34755.1">
            <text:p>34755.1</text:p>
          </table:table-cell>
          <table:table-cell office:value-type="float" office:value="0.345713009433136">
            <text:p>0.3457130094</text:p>
          </table:table-cell>
          <table:table-cell office:value-type="float" office:value="0.00390738113361328">
            <text:p>0.0039073811</text:p>
          </table:table-cell>
          <table:table-cell office:value-type="float" office:value="0.0113023838472847">
            <text:p>0.0113023838</text:p>
          </table:table-cell>
          <table:table-cell office:value-type="float" office:value="0.341542468528433">
            <text:p>0.3415424685</text:p>
          </table:table-cell>
          <table:table-cell office:value-type="float" office:value="0.349357230795659">
            <text:p>0.3493572308</text:p>
          </table:table-cell>
          <table:table-cell office:value-type="float" office:value="130.3">
            <text:p>130.3</text:p>
          </table:table-cell>
          <table:table-cell office:value-type="float" office:value="14834.4">
            <text:p>14834.4</text:p>
          </table:table-cell>
          <table:table-cell office:value-type="float" office:value="0.345688304727552">
            <text:p>0.3456883047</text:p>
          </table:table-cell>
          <table:table-cell office:value-type="float" office:value="0.00464243816037563">
            <text:p>0.0046424382</text:p>
          </table:table-cell>
          <table:table-cell office:value-type="float" office:value="0.0134295493856365">
            <text:p>0.0134295494</text:p>
          </table:table-cell>
          <table:table-cell office:value-type="float" office:value="0.340694392823545">
            <text:p>0.3406943928</text:p>
          </table:table-cell>
          <table:table-cell office:value-type="float" office:value="0.349979269144296">
            <text:p>0.349979269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5.9">
            <text:p>295.9</text:p>
          </table:table-cell>
          <table:table-cell office:value-type="float" office:value="34606.9">
            <text:p>34606.9</text:p>
          </table:table-cell>
          <table:table-cell office:value-type="float" office:value="0.342618597380267">
            <text:p>0.3426185974</text:p>
          </table:table-cell>
          <table:table-cell office:value-type="float" office:value="0.00399570730626061">
            <text:p>0.0039957073</text:p>
          </table:table-cell>
          <table:table-cell office:value-type="float" office:value="0.0116622604167217">
            <text:p>0.0116622604</text:p>
          </table:table-cell>
          <table:table-cell office:value-type="float" office:value="0.338006457054769">
            <text:p>0.3380064571</text:p>
          </table:table-cell>
          <table:table-cell office:value-type="float" office:value="0.34599787166729">
            <text:p>0.3459978717</text:p>
          </table:table-cell>
          <table:table-cell office:value-type="float" office:value="143.35">
            <text:p>143.35</text:p>
          </table:table-cell>
          <table:table-cell office:value-type="float" office:value="14848.75">
            <text:p>14848.75</text:p>
          </table:table-cell>
          <table:table-cell office:value-type="float" office:value="0.344185898911795">
            <text:p>0.3441858989</text:p>
          </table:table-cell>
          <table:table-cell office:value-type="float" office:value="0.00633405213774887">
            <text:p>0.0063340521</text:p>
          </table:table-cell>
          <table:table-cell office:value-type="float" office:value="0.0184029972110278">
            <text:p>0.0184029972</text:p>
          </table:table-cell>
          <table:table-cell office:value-type="float" office:value="0.335380006097561">
            <text:p>0.3353800061</text:p>
          </table:table-cell>
          <table:table-cell office:value-type="float" office:value="0.348048110373059">
            <text:p>0.348048110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99.55">
            <text:p>299.55</text:p>
          </table:table-cell>
          <table:table-cell office:value-type="float" office:value="33217.4">
            <text:p>33217.4</text:p>
          </table:table-cell>
          <table:table-cell office:value-type="float" office:value="0.316113876601325">
            <text:p>0.3161138766</text:p>
          </table:table-cell>
          <table:table-cell office:value-type="float" office:value="0.00412047961144157">
            <text:p>0.0041204796</text:p>
          </table:table-cell>
          <table:table-cell office:value-type="float" office:value="0.0130347951053039">
            <text:p>0.0130347951</text:p>
          </table:table-cell>
          <table:table-cell office:value-type="float" office:value="0.312628709872804">
            <text:p>0.3126287099</text:p>
          </table:table-cell>
          <table:table-cell office:value-type="float" office:value="0.320869669095687">
            <text:p>0.3208696691</text:p>
          </table:table-cell>
          <table:table-cell office:value-type="float" office:value="151.8">
            <text:p>151.8</text:p>
          </table:table-cell>
          <table:table-cell office:value-type="float" office:value="15001.9">
            <text:p>15001.9</text:p>
          </table:table-cell>
          <table:table-cell office:value-type="float" office:value="0.315765195746422">
            <text:p>0.3157651957</text:p>
          </table:table-cell>
          <table:table-cell office:value-type="float" office:value="0.00346892629930742">
            <text:p>0.0034689263</text:p>
          </table:table-cell>
          <table:table-cell office:value-type="float" office:value="0.0109857778692405">
            <text:p>0.0109857779</text:p>
          </table:table-cell>
          <table:table-cell office:value-type="float" office:value="0.311305125324913">
            <text:p>0.3113051253</text:p>
          </table:table-cell>
          <table:table-cell office:value-type="float" office:value="0.318242977923528">
            <text:p>0.318242977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28.15">
            <text:p>328.15</text:p>
          </table:table-cell>
          <table:table-cell office:value-type="float" office:value="31472.45">
            <text:p>31472.45</text:p>
          </table:table-cell>
          <table:table-cell office:value-type="float" office:value="0.287459764821103">
            <text:p>0.2874597648</text:p>
          </table:table-cell>
          <table:table-cell office:value-type="float" office:value="0.00400175042485848">
            <text:p>0.0040017504</text:p>
          </table:table-cell>
          <table:table-cell office:value-type="float" office:value="0.0139210801461169">
            <text:p>0.0139210801</text:p>
          </table:table-cell>
          <table:table-cell office:value-type="float" office:value="0.283526622669315">
            <text:p>0.2835266227</text:p>
          </table:table-cell>
          <table:table-cell office:value-type="float" office:value="0.291530123519032">
            <text:p>0.2915301235</text:p>
          </table:table-cell>
          <table:table-cell office:value-type="float" office:value="169.85">
            <text:p>169.85</text:p>
          </table:table-cell>
          <table:table-cell office:value-type="float" office:value="14902.55">
            <text:p>14902.55</text:p>
          </table:table-cell>
          <table:table-cell office:value-type="float" office:value="0.28685727994568">
            <text:p>0.2868572799</text:p>
          </table:table-cell>
          <table:table-cell office:value-type="float" office:value="0.0030315557882073">
            <text:p>0.0030315558</text:p>
          </table:table-cell>
          <table:table-cell office:value-type="float" office:value="0.0105681675179426">
            <text:p>0.0105681675</text:p>
          </table:table-cell>
          <table:table-cell office:value-type="float" office:value="0.283541376705882">
            <text:p>0.2835413767</text:p>
          </table:table-cell>
          <table:table-cell office:value-type="float" office:value="0.289604488282297">
            <text:p>0.289604488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3.15">
            <text:p>303.15</text:p>
          </table:table-cell>
          <table:table-cell office:value-type="float" office:value="27590.5">
            <text:p>27590.5</text:p>
          </table:table-cell>
          <table:table-cell office:value-type="float" office:value="0.234589421348414">
            <text:p>0.2345894213</text:p>
          </table:table-cell>
          <table:table-cell office:value-type="float" office:value="0.00464365711425172">
            <text:p>0.0046436571</text:p>
          </table:table-cell>
          <table:table-cell office:value-type="float" office:value="0.0197948274374867">
            <text:p>0.0197948274</text:p>
          </table:table-cell>
          <table:table-cell office:value-type="float" office:value="0.229108327192336">
            <text:p>0.2291083272</text:p>
          </table:table-cell>
          <table:table-cell office:value-type="float" office:value="0.238395641420839">
            <text:p>0.2383956414</text:p>
          </table:table-cell>
          <table:table-cell office:value-type="float" office:value="171.95">
            <text:p>171.95</text:p>
          </table:table-cell>
          <table:table-cell office:value-type="float" office:value="14089.15">
            <text:p>14089.15</text:p>
          </table:table-cell>
          <table:table-cell office:value-type="float" office:value="0.2353612778068">
            <text:p>0.2353612778</text:p>
          </table:table-cell>
          <table:table-cell office:value-type="float" office:value="0.0058034360627087">
            <text:p>0.0058034361</text:p>
          </table:table-cell>
          <table:table-cell office:value-type="float" office:value="0.0246575652409252">
            <text:p>0.0246575652</text:p>
          </table:table-cell>
          <table:table-cell office:value-type="float" office:value="0.229855632855607">
            <text:p>0.2298556329</text:p>
          </table:table-cell>
          <table:table-cell office:value-type="float" office:value="0.241462504981025">
            <text:p>0.24146250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 time</text:p>
          </table:table-cell>
          <table:table-cell office:value-type="string">
            <text:p>Iterations</text:p>
          </table:table-cell>
          <table:table-cell table:number-columns-repeated="12"/>
        </table:table-row>
        <table:table-row table:style-name="ro1">
          <table:table-cell/>
          <table:table-cell table:formula="of:=[.I2]/[.B2]" office:value-type="float" office:value="0.566911490103324">
            <text:p>0.5669114901</text:p>
          </table:table-cell>
          <table:table-cell table:formula="of:=[.J2]/[.C2]" office:value-type="float" office:value="0.318238056960928">
            <text:p>0.318238057</text:p>
          </table:table-cell>
          <table:table-cell table:number-columns-repeated="12"/>
        </table:table-row>
        <table:table-row table:style-name="ro1">
          <table:table-cell/>
          <table:table-cell table:formula="of:=[.I3]/[.B3]" office:value-type="float" office:value="0.229977957384276">
            <text:p>0.2299779574</text:p>
          </table:table-cell>
          <table:table-cell table:formula="of:=[.J3]/[.C3]" office:value-type="float" office:value="0.287675091213036">
            <text:p>0.2876750912</text:p>
          </table:table-cell>
          <table:table-cell table:number-columns-repeated="12"/>
        </table:table-row>
        <table:table-row table:style-name="ro1">
          <table:table-cell/>
          <table:table-cell table:formula="of:=[.I4]/[.B4]" office:value-type="float" office:value="0.245102611940298">
            <text:p>0.2451026119</text:p>
          </table:table-cell>
          <table:table-cell table:formula="of:=[.J4]/[.C4]" office:value-type="float" office:value="0.225410577615183">
            <text:p>0.2254105776</text:p>
          </table:table-cell>
          <table:table-cell table:number-columns-repeated="12"/>
        </table:table-row>
        <table:table-row table:style-name="ro1">
          <table:table-cell/>
          <table:table-cell table:formula="of:=[.I5]/[.B5]" office:value-type="float" office:value="0.471370734528629">
            <text:p>0.4713707345</text:p>
          </table:table-cell>
          <table:table-cell table:formula="of:=[.J5]/[.C5]" office:value-type="float" office:value="0.199957398317887">
            <text:p>0.1999573983</text:p>
          </table:table-cell>
          <table:table-cell table:number-columns-repeated="12"/>
        </table:table-row>
        <table:table-row table:style-name="ro1">
          <table:table-cell/>
          <table:table-cell table:formula="of:=[.I6]/[.B6]" office:value-type="float" office:value="0.325251330573625">
            <text:p>0.3252513306</text:p>
          </table:table-cell>
          <table:table-cell table:formula="of:=[.J6]/[.C6]" office:value-type="float" office:value="0.27949534548281">
            <text:p>0.2794953455</text:p>
          </table:table-cell>
          <table:table-cell table:number-columns-repeated="12"/>
        </table:table-row>
        <table:table-row table:style-name="ro1">
          <table:table-cell/>
          <table:table-cell table:formula="of:=[.I7]/[.B7]" office:value-type="float" office:value="0.458765915768854">
            <text:p>0.4587659158</text:p>
          </table:table-cell>
          <table:table-cell table:formula="of:=[.J7]/[.C7]" office:value-type="float" office:value="0.413604064927016">
            <text:p>0.4136040649</text:p>
          </table:table-cell>
          <table:table-cell table:number-columns-repeated="12"/>
        </table:table-row>
        <table:table-row table:style-name="ro1">
          <table:table-cell/>
          <table:table-cell table:formula="of:=[.I8]/[.B8]" office:value-type="float" office:value="0.477289377289377">
            <text:p>0.4772893773</text:p>
          </table:table-cell>
          <table:table-cell table:formula="of:=[.J8]/[.C8]" office:value-type="float" office:value="0.42682656646075">
            <text:p>0.4268265665</text:p>
          </table:table-cell>
          <table:table-cell table:number-columns-repeated="12"/>
        </table:table-row>
        <table:table-row table:style-name="ro1">
          <table:table-cell/>
          <table:table-cell table:formula="of:=[.I9]/[.B9]" office:value-type="float" office:value="0.484454207502535">
            <text:p>0.4844542075</text:p>
          </table:table-cell>
          <table:table-cell table:formula="of:=[.J9]/[.C9]" office:value-type="float" office:value="0.429069058482557">
            <text:p>0.4290690585</text:p>
          </table:table-cell>
          <table:table-cell table:number-columns-repeated="12"/>
        </table:table-row>
        <table:table-row table:style-name="ro1">
          <table:table-cell/>
          <table:table-cell table:formula="of:=[.I10]/[.B10]" office:value-type="float" office:value="0.506760140210315">
            <text:p>0.5067601402</text:p>
          </table:table-cell>
          <table:table-cell table:formula="of:=[.J10]/[.C10]" office:value-type="float" office:value="0.451627761353989">
            <text:p>0.4516277614</text:p>
          </table:table-cell>
          <table:table-cell table:number-columns-repeated="12"/>
        </table:table-row>
        <table:table-row table:style-name="ro1">
          <table:table-cell/>
          <table:table-cell table:formula="of:=[.I11]/[.B11]" office:value-type="float" office:value="0.517598659149779">
            <text:p>0.5175986591</text:p>
          </table:table-cell>
          <table:table-cell table:formula="of:=[.J11]/[.C11]" office:value-type="float" office:value="0.473510959585288">
            <text:p>0.4735109596</text:p>
          </table:table-cell>
          <table:table-cell table:number-columns-repeated="12"/>
        </table:table-row>
        <table:table-row table:style-name="ro1">
          <table:table-cell/>
          <table:table-cell table:formula="of:=[.I12]/[.B12]" office:value-type="float" office:value="0.567210951674089">
            <text:p>0.5672109517</text:p>
          </table:table-cell>
          <table:table-cell table:formula="of:=[.J12]/[.C12]" office:value-type="float" office:value="0.510652217248691">
            <text:p>0.5106522172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3">12/23/2012</text:date>, <text:time>09:5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23T09:55:34</dc:date>
    <dc:creator>Luca Bruno</dc:creator>
    <meta:generator>LibreOffice/3.4$Unix LibreOffice_project/340m1$Build-502</meta:generator>
    <meta:editing-duration>PT1H28M54S</meta:editing-duration>
    <meta:editing-cycles>11</meta:editing-cycles>
    <meta:document-statistic meta:table-count="5" meta:cell-count="92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122cm" svg:y="0.315cm" chart:style-name="ch2">
          <text:p>% CPU time / Iterations compared to the naive approach
for the grounded semantics with e=0.005</text:p>
        </chart:title>
        <chart:legend chart:legend-position="end" svg:x="13.183cm" svg:y="3.943cm" style:legend-expansion="high" chart:style-name="ch3"/>
        <chart:plot-area chart:style-name="ch4" table:cell-range-address="grounded_005.A2:grounded_005.A12 grounded_005.B15:grounded_005.C26" chart:data-source-has-labels="both" svg:x="1.324cm" svg:y="2.2cm" svg:width="11.219cm" svg:height="5.646cm">
          <chartooo:coordinate-region svg:x="2.279cm" svg:y="2.404cm" svg:width="10.071cm" svg:height="4.786cm"/>
          <chart:axis chart:dimension="x" chart:name="primary-x" chart:style-name="ch5" chartooo:axis-type="auto">
            <chartooo:date-scale/>
            <chart:title svg:x="6.118cm" svg:y="8.027cm" chart:style-name="ch6">
              <text:p>Arguments</text:p>
            </chart:title>
            <chart:categories table:cell-range-address="grounded_005.A2:grounded_005.A12"/>
          </chart:axis>
          <chart:axis chart:dimension="y" chart:name="primary-y" chart:style-name="ch7">
            <chart:title svg:x="0.451cm" svg:y="6.692cm" chart:style-name="ch8">
              <text:p>% CPU time / Iterations</text:p>
            </chart:title>
            <chart:grid chart:style-name="ch9" chart:class="major"/>
          </chart:axis>
          <chart:series chart:style-name="ch10" chart:values-cell-range-address="grounded_005.B16:grounded_005.B26" chart:label-cell-address="grounded_005.B15:grounded_005.B15" chart:class="chart:line">
            <chart:data-point chart:repeated="11"/>
          </chart:series>
          <chart:series chart:style-name="ch11" chart:values-cell-range-address="grounded_005.C16:grounded_005.C26" chart:label-cell-address="grounded_005.C15:grounded_005.C15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time</text:p>
                <draw:g>
                  <svg:desc>grounded_005.B15:grounded_005.B15</svg:desc>
                </draw:g>
              </table:table-cell>
              <table:table-cell office:value-type="string">
                <text:p>Iterations</text:p>
                <draw:g>
                  <svg:desc>grounded_005.C15:grounded_005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05.A2:grounded_005.A12</svg:desc>
                </draw:g>
              </table:table-cell>
              <table:table-cell office:value-type="float" office:value="0.518376515239534">
                <text:p>0.518376515239534</text:p>
                <draw:g>
                  <svg:desc>grounded_005.B16:grounded_005.B26</svg:desc>
                </draw:g>
              </table:table-cell>
              <table:table-cell office:value-type="float" office:value="0.36923197145127">
                <text:p>0.36923197145127</text:p>
                <draw:g>
                  <svg:desc>grounded_005.C16:grounded_005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01308926680122">
                <text:p>0.501308926680122</text:p>
              </table:table-cell>
              <table:table-cell office:value-type="float" office:value="0.331366950704537">
                <text:p>0.33136695070453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27565101911196">
                <text:p>0.427565101911196</text:p>
              </table:table-cell>
              <table:table-cell office:value-type="float" office:value="0.282947662822354">
                <text:p>0.28294766282235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19633105456899">
                <text:p>0.419633105456899</text:p>
              </table:table-cell>
              <table:table-cell office:value-type="float" office:value="0.256362426957868">
                <text:p>0.25636242695786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533841654480886">
                <text:p>0.533841654480886</text:p>
              </table:table-cell>
              <table:table-cell office:value-type="float" office:value="0.319718980396489">
                <text:p>0.31971898039648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710022953328232">
                <text:p>0.710022953328232</text:p>
              </table:table-cell>
              <table:table-cell office:value-type="float" office:value="0.433958885362374">
                <text:p>0.43395888536237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19151636959856">
                <text:p>0.719151636959856</text:p>
              </table:table-cell>
              <table:table-cell office:value-type="float" office:value="0.444317875058217">
                <text:p>0.44431787505821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21384309598971">
                <text:p>0.721384309598971</text:p>
              </table:table-cell>
              <table:table-cell office:value-type="float" office:value="0.447246998169588">
                <text:p>0.44724699816958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03197398336547">
                <text:p>0.703197398336547</text:p>
              </table:table-cell>
              <table:table-cell office:value-type="float" office:value="0.467671079537993">
                <text:p>0.46767107953799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72136121361214">
                <text:p>0.772136121361214</text:p>
              </table:table-cell>
              <table:table-cell office:value-type="float" office:value="0.486968016464936">
                <text:p>0.4869680164649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23286920293827">
                <text:p>0.823286920293827</text:p>
              </table:table-cell>
              <table:table-cell office:value-type="float" office:value="0.518891349192831">
                <text:p>0.5188913491928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24cm" svg:y="0.315cm" chart:style-name="ch2">
          <text:p>CPU time / Iterations of the two approaches
for the grounded semantics with e=0.01</text:p>
        </chart:title>
        <chart:legend chart:legend-position="end" svg:x="12.415cm" svg:y="3.436cm" style:legend-expansion="high" chart:style-name="ch3"/>
        <chart:plot-area chart:style-name="ch4" table:cell-range-address="grounded_01.A2:grounded_01.C12 grounded_01.A1:grounded_01.C1 grounded_01.I1:grounded_01.J12" chart:data-source-has-labels="both" svg:x="1.324cm" svg:y="2.2cm" svg:width="9.897cm" svg:height="5.646cm">
          <chartooo:coordinate-region svg:x="2.343cm" svg:y="2.404cm" svg:width="7.665cm" svg:height="4.786cm"/>
          <chart:axis chart:dimension="x" chart:name="primary-x" chart:style-name="ch5" chartooo:axis-type="auto">
            <chartooo:date-scale/>
            <chart:title svg:x="5.457cm" svg:y="8.027cm" chart:style-name="ch6">
              <text:p>Arguments</text:p>
            </chart:title>
            <chart:categories table:cell-range-address="grounded_01.A2:grounded_01.A12"/>
          </chart:axis>
          <chart:axis chart:dimension="y" chart:name="primary-y" chart:style-name="ch5">
            <chart:title svg:x="0.451cm" svg:y="6.126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1.542cm" svg:y="5.71cm" chart:style-name="ch7">
              <text:p>Iterations</text:p>
            </chart:title>
          </chart:axis>
          <chart:series chart:attached-axis="primary-y" chart:style-name="ch10" chart:values-cell-range-address="grounded_01.B2:grounded_01.B12" chart:label-cell-address="grounded_01.B1:grounded_01.B1" chart:class="chart:line">
            <chart:data-point chart:repeated="11"/>
          </chart:series>
          <chart:series chart:attached-axis="secondary-y" chart:style-name="ch11" chart:values-cell-range-address="grounded_01.C2:grounded_01.C12" chart:label-cell-address="grounded_01.C1:grounded_01.C1" chart:class="chart:line">
            <chart:data-point chart:repeated="11"/>
          </chart:series>
          <chart:series chart:attached-axis="primary-y" chart:style-name="ch12" chart:values-cell-range-address="grounded_01.I2:grounded_01.I12" chart:label-cell-address="grounded_01.I1:grounded_01.I1" chart:class="chart:line">
            <chart:data-point chart:repeated="11"/>
          </chart:series>
          <chart:series chart:attached-axis="secondary-y" chart:style-name="ch13" chart:values-cell-range-address="grounded_01.J2:grounded_01.J12" chart:label-cell-address="grounded_01.J1:grounded_01.J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 CPU time</text:p>
                <draw:g>
                  <svg:desc>grounded_01.B1:grounded_01.B1</svg:desc>
                </draw:g>
              </table:table-cell>
              <table:table-cell office:value-type="string">
                <text:p>Orig Iters</text:p>
                <draw:g>
                  <svg:desc>grounded_01.C1:grounded_01.C1</svg:desc>
                </draw:g>
              </table:table-cell>
              <table:table-cell office:value-type="string">
                <text:p>Opt CPU time</text:p>
                <draw:g>
                  <svg:desc>grounded_01.I1:grounded_01.I1</svg:desc>
                </draw:g>
              </table:table-cell>
              <table:table-cell office:value-type="string">
                <text:p>Opt Iters</text:p>
                <draw:g>
                  <svg:desc>grounded_01.J1:grounded_01.J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1.A2:grounded_01.A12</svg:desc>
                </draw:g>
              </table:table-cell>
              <table:table-cell office:value-type="float" office:value="357.35">
                <text:p>357.35</text:p>
                <draw:g>
                  <svg:desc>grounded_01.B2:grounded_01.B12</svg:desc>
                </draw:g>
              </table:table-cell>
              <table:table-cell office:value-type="float" office:value="9596.1">
                <text:p>9596.1</text:p>
                <draw:g>
                  <svg:desc>grounded_01.C2:grounded_01.C12</svg:desc>
                </draw:g>
              </table:table-cell>
              <table:table-cell office:value-type="float" office:value="179.7">
                <text:p>179.7</text:p>
                <draw:g>
                  <svg:desc>grounded_01.I2:grounded_01.I12</svg:desc>
                </draw:g>
              </table:table-cell>
              <table:table-cell office:value-type="float" office:value="3538.8">
                <text:p>3538.8</text:p>
                <draw:g>
                  <svg:desc>grounded_01.J2:grounded_01.J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41.25">
                <text:p>641.25</text:p>
              </table:table-cell>
              <table:table-cell office:value-type="float" office:value="9594.6">
                <text:p>9594.6</text:p>
              </table:table-cell>
              <table:table-cell office:value-type="float" office:value="326.65">
                <text:p>326.65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15.1">
                <text:p>815.1</text:p>
              </table:table-cell>
              <table:table-cell office:value-type="float" office:value="9581.9">
                <text:p>9581.9</text:p>
              </table:table-cell>
              <table:table-cell office:value-type="float" office:value="283.35">
                <text:p>283.35</text:p>
              </table:table-cell>
              <table:table-cell office:value-type="float" office:value="2707.75">
                <text:p>2707.7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47.05">
                <text:p>1247.05</text:p>
              </table:table-cell>
              <table:table-cell office:value-type="float" office:value="9599.5">
                <text:p>9599.5</text:p>
              </table:table-cell>
              <table:table-cell office:value-type="float" office:value="525.35">
                <text:p>525.35</text:p>
              </table:table-cell>
              <table:table-cell office:value-type="float" office:value="2440.4">
                <text:p>2440.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17.05">
                <text:p>1217.05</text:p>
              </table:table-cell>
              <table:table-cell office:value-type="float" office:value="9494.75">
                <text:p>9494.75</text:p>
              </table:table-cell>
              <table:table-cell office:value-type="float" office:value="646.4">
                <text:p>646.4</text:p>
              </table:table-cell>
              <table:table-cell office:value-type="float" office:value="3039.2">
                <text:p>3039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71.2">
                <text:p>871.2</text:p>
              </table:table-cell>
              <table:table-cell office:value-type="float" office:value="8563.9">
                <text:p>8563.9</text:p>
              </table:table-cell>
              <table:table-cell office:value-type="float" office:value="621.35">
                <text:p>621.35</text:p>
              </table:table-cell>
              <table:table-cell office:value-type="float" office:value="3724.45">
                <text:p>3724.4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57.3">
                <text:p>857.3</text:p>
              </table:table-cell>
              <table:table-cell office:value-type="float" office:value="8423.25">
                <text:p>8423.25</text:p>
              </table:table-cell>
              <table:table-cell office:value-type="float" office:value="618.4">
                <text:p>618.4</text:p>
              </table:table-cell>
              <table:table-cell office:value-type="float" office:value="3741.7">
                <text:p>3741.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75">
                <text:p>875</text:p>
              </table:table-cell>
              <table:table-cell office:value-type="float" office:value="8362.9">
                <text:p>8362.9</text:p>
              </table:table-cell>
              <table:table-cell office:value-type="float" office:value="635.75">
                <text:p>635.75</text:p>
              </table:table-cell>
              <table:table-cell office:value-type="float" office:value="3745.9">
                <text:p>3745.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79">
                <text:p>779</text:p>
              </table:table-cell>
              <table:table-cell office:value-type="float" office:value="7964.9">
                <text:p>7964.9</text:p>
              </table:table-cell>
              <table:table-cell office:value-type="float" office:value="595.9">
                <text:p>595.9</text:p>
              </table:table-cell>
              <table:table-cell office:value-type="float" office:value="3737.05">
                <text:p>3737.0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41">
                <text:p>741</text:p>
              </table:table-cell>
              <table:table-cell office:value-type="float" office:value="7542.2">
                <text:p>7542.2</text:p>
              </table:table-cell>
              <table:table-cell office:value-type="float" office:value="582">
                <text:p>582</text:p>
              </table:table-cell>
              <table:table-cell office:value-type="float" office:value="3666.8">
                <text:p>3666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60.25">
                <text:p>560.25</text:p>
              </table:table-cell>
              <table:table-cell office:value-type="float" office:value="6606.8">
                <text:p>6606.8</text:p>
              </table:table-cell>
              <table:table-cell office:value-type="float" office:value="468.45">
                <text:p>468.45</text:p>
              </table:table-cell>
              <table:table-cell office:value-type="float" office:value="3424.25">
                <text:p>3424.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24cm" svg:y="0.315cm" chart:style-name="ch2">
          <text:p>CPU time / Iterations of the two approaches
for the grounded semantics with e=0.005</text:p>
        </chart:title>
        <chart:legend chart:legend-position="end" svg:x="12.415cm" svg:y="3.436cm" style:legend-expansion="high" chart:style-name="ch3"/>
        <chart:plot-area chart:style-name="ch4" table:cell-range-address="grounded_005.A2:grounded_005.C12 grounded_005.A1:grounded_005.C1 grounded_005.I1:grounded_005.J12" chart:data-source-has-labels="both" svg:x="1.324cm" svg:y="2.2cm" svg:width="9.897cm" svg:height="5.646cm">
          <chartooo:coordinate-region svg:x="2.343cm" svg:y="2.404cm" svg:width="7.665cm" svg:height="4.786cm"/>
          <chart:axis chart:dimension="x" chart:name="primary-x" chart:style-name="ch5" chartooo:axis-type="auto">
            <chartooo:date-scale/>
            <chart:title svg:x="5.457cm" svg:y="8.027cm" chart:style-name="ch6">
              <text:p>Arguments</text:p>
            </chart:title>
            <chart:categories table:cell-range-address="grounded_005.A2:grounded_005.A12"/>
          </chart:axis>
          <chart:axis chart:dimension="y" chart:name="primary-y" chart:style-name="ch5">
            <chart:title svg:x="0.451cm" svg:y="6.126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1.542cm" svg:y="5.71cm" chart:style-name="ch7">
              <text:p>Iterations</text:p>
            </chart:title>
          </chart:axis>
          <chart:series chart:attached-axis="primary-y" chart:style-name="ch10" chart:values-cell-range-address="grounded_005.B2:grounded_005.B12" chart:label-cell-address="grounded_005.B1:grounded_005.B1" chart:class="chart:line">
            <chart:data-point chart:repeated="11"/>
          </chart:series>
          <chart:series chart:attached-axis="secondary-y" chart:style-name="ch11" chart:values-cell-range-address="grounded_005.C2:grounded_005.C12" chart:label-cell-address="grounded_005.C1:grounded_005.C1" chart:class="chart:line">
            <chart:data-point chart:repeated="11"/>
          </chart:series>
          <chart:series chart:attached-axis="primary-y" chart:style-name="ch12" chart:values-cell-range-address="grounded_005.I2:grounded_005.I12" chart:label-cell-address="grounded_005.I1:grounded_005.I1" chart:class="chart:line">
            <chart:data-point chart:repeated="11"/>
          </chart:series>
          <chart:series chart:attached-axis="secondary-y" chart:style-name="ch13" chart:values-cell-range-address="grounded_005.J2:grounded_005.J12" chart:label-cell-address="grounded_005.J1:grounded_005.J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 CPU time</text:p>
                <draw:g>
                  <svg:desc>grounded_005.B1:grounded_005.B1</svg:desc>
                </draw:g>
              </table:table-cell>
              <table:table-cell office:value-type="string">
                <text:p>Orig Iters</text:p>
                <draw:g>
                  <svg:desc>grounded_005.C1:grounded_005.C1</svg:desc>
                </draw:g>
              </table:table-cell>
              <table:table-cell office:value-type="string">
                <text:p>Opt CPU time</text:p>
                <draw:g>
                  <svg:desc>grounded_005.I1:grounded_005.I1</svg:desc>
                </draw:g>
              </table:table-cell>
              <table:table-cell office:value-type="string">
                <text:p>Opt Iters</text:p>
                <draw:g>
                  <svg:desc>grounded_005.J1:grounded_005.J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05.A2:grounded_005.A12</svg:desc>
                </draw:g>
              </table:table-cell>
              <table:table-cell office:value-type="float" office:value="1291.05">
                <text:p>1291.05</text:p>
                <draw:g>
                  <svg:desc>grounded_005.B2:grounded_005.B12</svg:desc>
                </draw:g>
              </table:table-cell>
              <table:table-cell office:value-type="float" office:value="38390.5">
                <text:p>38390.5</text:p>
                <draw:g>
                  <svg:desc>grounded_005.C2:grounded_005.C12</svg:desc>
                </draw:g>
              </table:table-cell>
              <table:table-cell office:value-type="float" office:value="669.25">
                <text:p>669.25</text:p>
                <draw:g>
                  <svg:desc>grounded_005.I2:grounded_005.I12</svg:desc>
                </draw:g>
              </table:table-cell>
              <table:table-cell office:value-type="float" office:value="14175">
                <text:p>14175</text:p>
                <draw:g>
                  <svg:desc>grounded_005.J2:grounded_005.J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502.05">
                <text:p>2502.05</text:p>
              </table:table-cell>
              <table:table-cell office:value-type="float" office:value="38386.9">
                <text:p>38386.9</text:p>
              </table:table-cell>
              <table:table-cell office:value-type="float" office:value="1254.3">
                <text:p>1254.3</text:p>
              </table:table-cell>
              <table:table-cell office:value-type="float" office:value="12720.15">
                <text:p>12720.1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97.85">
                <text:p>2597.85</text:p>
              </table:table-cell>
              <table:table-cell office:value-type="float" office:value="38329.35">
                <text:p>38329.35</text:p>
              </table:table-cell>
              <table:table-cell office:value-type="float" office:value="1110.75">
                <text:p>1110.75</text:p>
              </table:table-cell>
              <table:table-cell office:value-type="float" office:value="10845.2">
                <text:p>10845.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944.2">
                <text:p>4944.2</text:p>
              </table:table-cell>
              <table:table-cell office:value-type="float" office:value="38411.05">
                <text:p>38411.05</text:p>
              </table:table-cell>
              <table:table-cell office:value-type="float" office:value="2074.75">
                <text:p>2074.75</text:p>
              </table:table-cell>
              <table:table-cell office:value-type="float" office:value="9847.15">
                <text:p>9847.1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265.7">
                <text:p>5265.7</text:p>
              </table:table-cell>
              <table:table-cell office:value-type="float" office:value="38018.7">
                <text:p>38018.7</text:p>
              </table:table-cell>
              <table:table-cell office:value-type="float" office:value="2811.05">
                <text:p>2811.05</text:p>
              </table:table-cell>
              <table:table-cell office:value-type="float" office:value="12155.3">
                <text:p>12155.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855.65">
                <text:p>3855.65</text:p>
              </table:table-cell>
              <table:table-cell office:value-type="float" office:value="34343">
                <text:p>34343</text:p>
              </table:table-cell>
              <table:table-cell office:value-type="float" office:value="2737.6">
                <text:p>2737.6</text:p>
              </table:table-cell>
              <table:table-cell office:value-type="float" office:value="14903.45">
                <text:p>14903.4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781.4">
                <text:p>3781.4</text:p>
              </table:table-cell>
              <table:table-cell office:value-type="float" office:value="33710.1">
                <text:p>33710.1</text:p>
              </table:table-cell>
              <table:table-cell office:value-type="float" office:value="2719.4">
                <text:p>2719.4</text:p>
              </table:table-cell>
              <table:table-cell office:value-type="float" office:value="14978">
                <text:p>1497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848.85">
                <text:p>3848.85</text:p>
              </table:table-cell>
              <table:table-cell office:value-type="float" office:value="33517.05">
                <text:p>33517.05</text:p>
              </table:table-cell>
              <table:table-cell office:value-type="float" office:value="2776.5">
                <text:p>2776.5</text:p>
              </table:table-cell>
              <table:table-cell office:value-type="float" office:value="14990.4">
                <text:p>14990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474.7">
                <text:p>3474.7</text:p>
              </table:table-cell>
              <table:table-cell office:value-type="float" office:value="31982.2">
                <text:p>31982.2</text:p>
              </table:table-cell>
              <table:table-cell office:value-type="float" office:value="2443.4">
                <text:p>2443.4</text:p>
              </table:table-cell>
              <table:table-cell office:value-type="float" office:value="14957.15">
                <text:p>14957.1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048.75">
                <text:p>3048.75</text:p>
              </table:table-cell>
              <table:table-cell office:value-type="float" office:value="30221.8">
                <text:p>30221.8</text:p>
              </table:table-cell>
              <table:table-cell office:value-type="float" office:value="2354.05">
                <text:p>2354.05</text:p>
              </table:table-cell>
              <table:table-cell office:value-type="float" office:value="14717.05">
                <text:p>14717.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80.25">
                <text:p>2280.25</text:p>
              </table:table-cell>
              <table:table-cell office:value-type="float" office:value="26419.5">
                <text:p>26419.5</text:p>
              </table:table-cell>
              <table:table-cell office:value-type="float" office:value="1877.3">
                <text:p>1877.3</text:p>
              </table:table-cell>
              <table:table-cell office:value-type="float" office:value="13708.85">
                <text:p>13708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83cm" svg:y="0.315cm" chart:style-name="ch2">
          <text:p>Instance size</text:p>
        </chart:title>
        <chart:legend chart:legend-position="end" svg:x="13.418cm" svg:y="3.943cm" style:legend-expansion="high" chart:style-name="ch3"/>
        <chart:plot-area chart:style-name="ch4" table:cell-range-address="instances.A1:instances.C12" chart:data-source-has-labels="both" svg:x="0.77cm" svg:y="1.666cm" svg:width="12.008cm" svg:height="6.18cm">
          <chartooo:coordinate-region svg:x="1.405cm" svg:y="1.87cm" svg:width="11.18cm" svg:height="5.32cm"/>
          <chart:axis chart:dimension="x" chart:name="primary-x" chart:style-name="ch5" chartooo:axis-type="auto">
            <chartooo:date-scale/>
            <chart:title svg:x="5.959cm" svg:y="8.027cm" chart:style-name="ch6">
              <text:p>Arguments</text:p>
            </chart:title>
            <chart:categories table:cell-range-address="instances.A2:instances.A12"/>
          </chart:axis>
          <chart:axis chart:dimension="x" chart:name="secondary-x" chart:style-name="ch7"/>
          <chart:axis chart:dimension="y" chart:name="primary-y" chart:style-name="ch5">
            <chart:grid chart:style-name="ch8" chart:class="major"/>
          </chart:axis>
          <chart:axis chart:dimension="y" chart:name="secondary-y" chart:style-name="ch7"/>
          <chart:series chart:attached-axis="primary-y" chart:style-name="ch9" chart:values-cell-range-address="instances.B2:instances.B12" chart:label-cell-address="instances.B1:instances.B1" chart:class="chart:line">
            <chart:data-point chart:repeated="11"/>
          </chart:series>
          <chart:series chart:attached-axis="primary-y" chart:style-name="ch10" chart:values-cell-range-address="instances.C2:instances.C12" chart:label-cell-address="instances.C1:instances.C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ats</text:p>
                <draw:g>
                  <svg:desc>instances.B1:instances.B1</svg:desc>
                </draw:g>
              </table:table-cell>
              <table:table-cell office:value-type="string">
                <text:p>Set size</text:p>
                <draw:g>
                  <svg:desc>instances.C1:instances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instances.A2:instances.A12</svg:desc>
                </draw:g>
              </table:table-cell>
              <table:table-cell office:value-type="float" office:value="13">
                <text:p>13</text:p>
                <draw:g>
                  <svg:desc>instances.B2:instances.B12</svg:desc>
                </draw:g>
              </table:table-cell>
              <table:table-cell office:value-type="float" office:value="6">
                <text:p>6</text:p>
                <draw:g>
                  <svg:desc>instances.C2:instances.C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37cm" svg:y="0.315cm" chart:style-name="ch2">
          <text:p>Semantics probabilities</text:p>
        </chart:title>
        <chart:legend chart:legend-position="end" svg:x="12.991cm" svg:y="3.436cm" style:legend-expansion="high" chart:style-name="ch3"/>
        <chart:plot-area chart:style-name="ch4" table:cell-range-address="instances.A2:instances.A12 instances.D1:instances.F12 instances.H1:instances.H12" chart:data-source-has-labels="both" svg:x="1.324cm" svg:y="1.666cm" svg:width="11.027cm" svg:height="6.18cm">
          <chartooo:coordinate-region svg:x="2.066cm" svg:y="1.87cm" svg:width="10.091cm" svg:height="5.32cm"/>
          <chart:axis chart:dimension="x" chart:name="primary-x" chart:style-name="ch5" chartooo:axis-type="auto">
            <chartooo:date-scale/>
            <chart:title svg:x="6.022cm" svg:y="8.027cm" chart:style-name="ch6">
              <text:p>Arguments</text:p>
            </chart:title>
            <chart:categories table:cell-range-address="instances.A2:instances.A12"/>
          </chart:axis>
          <chart:axis chart:dimension="y" chart:name="primary-y" chart:style-name="ch5">
            <chart:title svg:x="0.451cm" svg:y="5.528cm" chart:style-name="ch7">
              <text:p>Probability</text:p>
            </chart:title>
            <chart:grid chart:style-name="ch8" chart:class="major"/>
          </chart:axis>
          <chart:series chart:style-name="ch9" chart:values-cell-range-address="instances.D2:instances.D12" chart:label-cell-address="instances.D1:instances.D1" chart:class="chart:line">
            <chart:data-point chart:repeated="11"/>
          </chart:series>
          <chart:series chart:style-name="ch10" chart:values-cell-range-address="instances.E2:instances.E12" chart:label-cell-address="instances.E1:instances.E1" chart:class="chart:line">
            <chart:data-point chart:repeated="11"/>
          </chart:series>
          <chart:series chart:style-name="ch11" chart:values-cell-range-address="instances.F2:instances.F12" chart:label-cell-address="instances.F1:instances.F1" chart:class="chart:line">
            <chart:data-point chart:repeated="11"/>
          </chart:series>
          <chart:series chart:style-name="ch12" chart:values-cell-range-address="instances.H2:instances.H12" chart:label-cell-address="instances.H1:instances.H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F</text:p>
                <draw:g>
                  <svg:desc>instances.D1:instances.D1</svg:desc>
                </draw:g>
              </table:table-cell>
              <table:table-cell office:value-type="string">
                <text:p>Admissible</text:p>
                <draw:g>
                  <svg:desc>instances.E1:instances.E1</svg:desc>
                </draw:g>
              </table:table-cell>
              <table:table-cell office:value-type="string">
                <text:p>Complete</text:p>
                <draw:g>
                  <svg:desc>instances.F1:instances.F1</svg:desc>
                </draw:g>
              </table:table-cell>
              <table:table-cell office:value-type="string">
                <text:p>Grounded</text:p>
                <draw:g>
                  <svg:desc>instances.H1:instances.H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instances.A2:instances.A12</svg:desc>
                </draw:g>
              </table:table-cell>
              <table:table-cell office:value-type="float" office:value="0.69255">
                <text:p>0.69255</text:p>
                <draw:g>
                  <svg:desc>instances.D2:instances.D12</svg:desc>
                </draw:g>
              </table:table-cell>
              <table:table-cell office:value-type="float" office:value="0.602617562352">
                <text:p>0.602617562352</text:p>
                <draw:g>
                  <svg:desc>instances.E2:instances.E12</svg:desc>
                </draw:g>
              </table:table-cell>
              <table:table-cell office:value-type="float" office:value="0.547436721821756">
                <text:p>0.547436721821756</text:p>
                <draw:g>
                  <svg:desc>instances.F2:instances.F12</svg:desc>
                </draw:g>
              </table:table-cell>
              <table:table-cell office:value-type="float" office:value="0.512441093716945">
                <text:p>0.512441093716945</text:p>
                <draw:g>
                  <svg:desc>instances.H2:instances.H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6579225">
                <text:p>0.6579225</text:p>
              </table:table-cell>
              <table:table-cell office:value-type="float" office:value="0.5724866842344">
                <text:p>0.5724866842344</text:p>
              </table:table-cell>
              <table:table-cell office:value-type="float" office:value="0.522087885850615">
                <text:p>0.522087885850615</text:p>
              </table:table-cell>
              <table:table-cell office:value-type="float" office:value="0.48955875562574">
                <text:p>0.4895587556257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6579225">
                <text:p>0.6579225</text:p>
              </table:table-cell>
              <table:table-cell office:value-type="float" office:value="0.634824123184368">
                <text:p>0.634824123184368</text:p>
              </table:table-cell>
              <table:table-cell office:value-type="float" office:value="0.561152967121811">
                <text:p>0.561152967121811</text:p>
              </table:table-cell>
              <table:table-cell office:value-type="float" office:value="0.521195727720964">
                <text:p>0.52119572772096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533934150270758">
                <text:p>0.533934150270758</text:p>
              </table:table-cell>
              <table:table-cell office:value-type="float" office:value="0.500255655920984">
                <text:p>0.50025565592098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480794031144426">
                <text:p>0.480794031144426</text:p>
              </table:table-cell>
              <table:table-cell office:value-type="float" office:value="0.448487893742293">
                <text:p>0.44848789374229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360485486912156">
                <text:p>0.360485486912156</text:p>
              </table:table-cell>
              <table:table-cell office:value-type="float" office:value="0.337436266173117">
                <text:p>0.33743626617311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339244878172418">
                <text:p>0.339244878172418</text:p>
              </table:table-cell>
              <table:table-cell office:value-type="float" office:value="0.322855230534427">
                <text:p>0.32285523053442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340843292327464">
                <text:p>0.340843292327464</text:p>
              </table:table-cell>
              <table:table-cell office:value-type="float" office:value="0.321309916763941">
                <text:p>0.32130991676394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316262845795561">
                <text:p>0.316262845795561</text:p>
              </table:table-cell>
              <table:table-cell office:value-type="float" office:value="0.29890751186899">
                <text:p>0.2989075118689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554233200746112">
                <text:p>0.554233200746112</text:p>
              </table:table-cell>
              <table:table-cell office:value-type="float" office:value="0.285121844247431">
                <text:p>0.285121844247431</text:p>
              </table:table-cell>
              <table:table-cell office:value-type="float" office:value="0.269566772289586">
                <text:p>0.2695667722895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554233200746112">
                <text:p>0.554233200746112</text:p>
              </table:table-cell>
              <table:table-cell office:value-type="float" office:value="0.234945288180882">
                <text:p>0.234945288180882</text:p>
              </table:table-cell>
              <table:table-cell office:value-type="float" office:value="0.216874960560662">
                <text:p>0.2168749605606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122cm" svg:y="0.315cm" chart:style-name="ch2">
          <text:p>% CPU time / Iterations compared to the naive approach
for the complete semantics with e=0.005</text:p>
        </chart:title>
        <chart:legend chart:legend-position="end" svg:x="13.183cm" svg:y="3.943cm" style:legend-expansion="high" chart:style-name="ch3"/>
        <chart:plot-area chart:style-name="ch4" table:cell-range-address="complete_005.A2:complete_005.A12 complete_005.B15:complete_005.C26" chart:data-source-has-labels="both" svg:x="1.324cm" svg:y="2.2cm" svg:width="11.219cm" svg:height="5.646cm">
          <chartooo:coordinate-region svg:x="2.279cm" svg:y="2.405cm" svg:width="10.071cm" svg:height="4.785cm"/>
          <chart:axis chart:dimension="x" chart:name="primary-x" chart:style-name="ch5" chartooo:axis-type="auto">
            <chartooo:date-scale/>
            <chart:title svg:x="6.118cm" svg:y="8.027cm" chart:style-name="ch6">
              <text:p>Arguments</text:p>
            </chart:title>
            <chart:categories table:cell-range-address="complete_005.A2:complete_005.A12"/>
          </chart:axis>
          <chart:axis chart:dimension="y" chart:name="primary-y" chart:style-name="ch7">
            <chart:title svg:x="0.451cm" svg:y="6.692cm" chart:style-name="ch8">
              <text:p>% CPU time / Iterations</text:p>
            </chart:title>
            <chart:grid chart:style-name="ch9" chart:class="major"/>
          </chart:axis>
          <chart:series chart:style-name="ch10" chart:values-cell-range-address="complete_005.B16:complete_005.B26" chart:label-cell-address="complete_005.B15:complete_005.B15" chart:class="chart:line">
            <chart:data-point chart:repeated="11"/>
          </chart:series>
          <chart:series chart:style-name="ch11" chart:values-cell-range-address="complete_005.C16:complete_005.C26" chart:label-cell-address="complete_005.C15:complete_005.C15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time</text:p>
                <draw:g>
                  <svg:desc>complete_005.B15:complete_005.B15</svg:desc>
                </draw:g>
              </table:table-cell>
              <table:table-cell office:value-type="string">
                <text:p>Iterations</text:p>
                <draw:g>
                  <svg:desc>complete_005.C15:complete_005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05.A2:complete_005.A12</svg:desc>
                </draw:g>
              </table:table-cell>
              <table:table-cell office:value-type="float" office:value="0.566911490103324">
                <text:p>0.566911490103324</text:p>
                <draw:g>
                  <svg:desc>complete_005.B16:complete_005.B26</svg:desc>
                </draw:g>
              </table:table-cell>
              <table:table-cell office:value-type="float" office:value="0.318238056960928">
                <text:p>0.318238056960928</text:p>
                <draw:g>
                  <svg:desc>complete_005.C16:complete_005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229977957384276">
                <text:p>0.229977957384276</text:p>
              </table:table-cell>
              <table:table-cell office:value-type="float" office:value="0.287675091213036">
                <text:p>0.28767509121303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45102611940298">
                <text:p>0.245102611940298</text:p>
              </table:table-cell>
              <table:table-cell office:value-type="float" office:value="0.225410577615183">
                <text:p>0.22541057761518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71370734528629">
                <text:p>0.471370734528629</text:p>
              </table:table-cell>
              <table:table-cell office:value-type="float" office:value="0.199957398317887">
                <text:p>0.19995739831788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325251330573625">
                <text:p>0.325251330573625</text:p>
              </table:table-cell>
              <table:table-cell office:value-type="float" office:value="0.27949534548281">
                <text:p>0.2794953454828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458765915768854">
                <text:p>0.458765915768854</text:p>
              </table:table-cell>
              <table:table-cell office:value-type="float" office:value="0.413604064927016">
                <text:p>0.41360406492701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77289377289377">
                <text:p>0.477289377289377</text:p>
              </table:table-cell>
              <table:table-cell office:value-type="float" office:value="0.42682656646075">
                <text:p>0.4268265664607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484454207502535">
                <text:p>0.484454207502535</text:p>
              </table:table-cell>
              <table:table-cell office:value-type="float" office:value="0.429069058482557">
                <text:p>0.42906905848255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506760140210315">
                <text:p>0.506760140210315</text:p>
              </table:table-cell>
              <table:table-cell office:value-type="float" office:value="0.451627761353989">
                <text:p>0.45162776135398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517598659149779">
                <text:p>0.517598659149779</text:p>
              </table:table-cell>
              <table:table-cell office:value-type="float" office:value="0.473510959585288">
                <text:p>0.4735109595852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67210951674089">
                <text:p>0.567210951674089</text:p>
              </table:table-cell>
              <table:table-cell office:value-type="float" office:value="0.510652217248691">
                <text:p>0.5106522172486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24cm" svg:y="0.315cm" chart:style-name="ch2">
          <text:p>CPU time / Iterations of the two approaches
for the complete semantics with e=0.005</text:p>
        </chart:title>
        <chart:legend chart:legend-position="end" svg:x="12.415cm" svg:y="3.436cm" style:legend-expansion="high" chart:style-name="ch3"/>
        <chart:plot-area chart:style-name="ch4" table:cell-range-address="complete_005.A2:complete_005.C12 complete_005.A1:complete_005.C1 complete_005.I1:complete_005.J12" chart:data-source-has-labels="both" svg:x="1.324cm" svg:y="2.2cm" svg:width="9.897cm" svg:height="5.646cm">
          <chartooo:coordinate-region svg:x="2.151cm" svg:y="2.404cm" svg:width="7.857cm" svg:height="4.786cm"/>
          <chart:axis chart:dimension="x" chart:name="primary-x" chart:style-name="ch5" chartooo:axis-type="auto">
            <chartooo:date-scale/>
            <chart:title svg:x="5.457cm" svg:y="8.027cm" chart:style-name="ch6">
              <text:p>Arguments</text:p>
            </chart:title>
            <chart:categories table:cell-range-address="complete_005.A2:complete_005.A12"/>
          </chart:axis>
          <chart:axis chart:dimension="y" chart:name="primary-y" chart:style-name="ch5">
            <chart:title svg:x="0.451cm" svg:y="6.126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1.542cm" svg:y="5.71cm" chart:style-name="ch7">
              <text:p>Iterations</text:p>
            </chart:title>
          </chart:axis>
          <chart:series chart:attached-axis="primary-y" chart:style-name="ch10" chart:values-cell-range-address="complete_005.B2:complete_005.B12" chart:label-cell-address="complete_005.B1:complete_005.B1" chart:class="chart:line">
            <chart:data-point chart:repeated="11"/>
          </chart:series>
          <chart:series chart:attached-axis="secondary-y" chart:style-name="ch11" chart:values-cell-range-address="complete_005.C2:complete_005.C12" chart:label-cell-address="complete_005.C1:complete_005.C1" chart:class="chart:line">
            <chart:data-point chart:repeated="11"/>
          </chart:series>
          <chart:series chart:attached-axis="primary-y" chart:style-name="ch12" chart:values-cell-range-address="complete_005.I2:complete_005.I12" chart:label-cell-address="complete_005.I1:complete_005.I1" chart:class="chart:line">
            <chart:data-point chart:repeated="11"/>
          </chart:series>
          <chart:series chart:attached-axis="secondary-y" chart:style-name="ch13" chart:values-cell-range-address="complete_005.J2:complete_005.J12" chart:label-cell-address="complete_005.J1:complete_005.J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 CPU time</text:p>
                <draw:g>
                  <svg:desc>complete_005.B1:complete_005.B1</svg:desc>
                </draw:g>
              </table:table-cell>
              <table:table-cell office:value-type="string">
                <text:p>Orig Iters</text:p>
                <draw:g>
                  <svg:desc>complete_005.C1:complete_005.C1</svg:desc>
                </draw:g>
              </table:table-cell>
              <table:table-cell office:value-type="string">
                <text:p>Opt CPU time</text:p>
                <draw:g>
                  <svg:desc>complete_005.I1:complete_005.I1</svg:desc>
                </draw:g>
              </table:table-cell>
              <table:table-cell office:value-type="string">
                <text:p>Opt Iters</text:p>
                <draw:g>
                  <svg:desc>complete_005.J1:complete_005.J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05.A2:complete_005.A12</svg:desc>
                </draw:g>
              </table:table-cell>
              <table:table-cell office:value-type="float" office:value="401.65">
                <text:p>401.65</text:p>
                <draw:g>
                  <svg:desc>complete_005.B2:complete_005.B12</svg:desc>
                </draw:g>
              </table:table-cell>
              <table:table-cell office:value-type="float" office:value="38068.2">
                <text:p>38068.2</text:p>
                <draw:g>
                  <svg:desc>complete_005.C2:complete_005.C12</svg:desc>
                </draw:g>
              </table:table-cell>
              <table:table-cell office:value-type="float" office:value="227.7">
                <text:p>227.7</text:p>
                <draw:g>
                  <svg:desc>complete_005.I2:complete_005.I12</svg:desc>
                </draw:g>
              </table:table-cell>
              <table:table-cell office:value-type="float" office:value="12114.75">
                <text:p>12114.75</text:p>
                <draw:g>
                  <svg:desc>complete_005.J2:complete_005.J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40.25">
                <text:p>340.25</text:p>
              </table:table-cell>
              <table:table-cell office:value-type="float" office:value="38344.3">
                <text:p>38344.3</text:p>
              </table:table-cell>
              <table:table-cell office:value-type="float" office:value="78.25">
                <text:p>78.25</text:p>
              </table:table-cell>
              <table:table-cell office:value-type="float" office:value="11030.7">
                <text:p>11030.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37858.25">
                <text:p>37858.25</text:p>
              </table:table-cell>
              <table:table-cell office:value-type="float" office:value="52.55">
                <text:p>52.55</text:p>
              </table:table-cell>
              <table:table-cell office:value-type="float" office:value="8533.65">
                <text:p>8533.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59.35">
                <text:p>259.35</text:p>
              </table:table-cell>
              <table:table-cell office:value-type="float" office:value="38261.4">
                <text:p>38261.4</text:p>
              </table:table-cell>
              <table:table-cell office:value-type="float" office:value="122.25">
                <text:p>122.25</text:p>
              </table:table-cell>
              <table:table-cell office:value-type="float" office:value="7650.65">
                <text:p>7650.6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53.65">
                <text:p>253.65</text:p>
              </table:table-cell>
              <table:table-cell office:value-type="float" office:value="38339.1">
                <text:p>38339.1</text:p>
              </table:table-cell>
              <table:table-cell office:value-type="float" office:value="82.5">
                <text:p>82.5</text:p>
              </table:table-cell>
              <table:table-cell office:value-type="float" office:value="10715.6">
                <text:p>10715.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5.25">
                <text:p>255.25</text:p>
              </table:table-cell>
              <table:table-cell office:value-type="float" office:value="35415.15">
                <text:p>35415.15</text:p>
              </table:table-cell>
              <table:table-cell office:value-type="float" office:value="117.1">
                <text:p>117.1</text:p>
              </table:table-cell>
              <table:table-cell office:value-type="float" office:value="14647.85">
                <text:p>14647.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73">
                <text:p>273</text:p>
              </table:table-cell>
              <table:table-cell office:value-type="float" office:value="34755.1">
                <text:p>34755.1</text:p>
              </table:table-cell>
              <table:table-cell office:value-type="float" office:value="130.3">
                <text:p>130.3</text:p>
              </table:table-cell>
              <table:table-cell office:value-type="float" office:value="14834.4">
                <text:p>14834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95.9">
                <text:p>295.9</text:p>
              </table:table-cell>
              <table:table-cell office:value-type="float" office:value="34606.9">
                <text:p>34606.9</text:p>
              </table:table-cell>
              <table:table-cell office:value-type="float" office:value="143.35">
                <text:p>143.35</text:p>
              </table:table-cell>
              <table:table-cell office:value-type="float" office:value="14848.75">
                <text:p>14848.7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99.55">
                <text:p>299.55</text:p>
              </table:table-cell>
              <table:table-cell office:value-type="float" office:value="33217.4">
                <text:p>33217.4</text:p>
              </table:table-cell>
              <table:table-cell office:value-type="float" office:value="151.8">
                <text:p>151.8</text:p>
              </table:table-cell>
              <table:table-cell office:value-type="float" office:value="15001.9">
                <text:p>15001.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28.15">
                <text:p>328.15</text:p>
              </table:table-cell>
              <table:table-cell office:value-type="float" office:value="31472.45">
                <text:p>31472.45</text:p>
              </table:table-cell>
              <table:table-cell office:value-type="float" office:value="169.85">
                <text:p>169.85</text:p>
              </table:table-cell>
              <table:table-cell office:value-type="float" office:value="14902.55">
                <text:p>14902.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3.15">
                <text:p>303.15</text:p>
              </table:table-cell>
              <table:table-cell office:value-type="float" office:value="27590.5">
                <text:p>27590.5</text:p>
              </table:table-cell>
              <table:table-cell office:value-type="float" office:value="171.95">
                <text:p>171.95</text:p>
              </table:table-cell>
              <table:table-cell office:value-type="float" office:value="14089.15">
                <text:p>14089.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122cm" svg:y="0.315cm" chart:style-name="ch2">
          <text:p>% CPU time / Iterations compared to the naive approach
for the complete semantics with e=0.01</text:p>
        </chart:title>
        <chart:legend chart:legend-position="end" svg:x="13.183cm" svg:y="3.943cm" style:legend-expansion="high" chart:style-name="ch3"/>
        <chart:plot-area chart:style-name="ch4" table:cell-range-address="complete_01.A2:complete_01.A12 complete_01.B15:complete_01.C26" chart:data-source-has-labels="both" svg:x="1.324cm" svg:y="2.2cm" svg:width="11.219cm" svg:height="5.646cm">
          <chartooo:coordinate-region svg:x="2.279cm" svg:y="2.404cm" svg:width="10.071cm" svg:height="4.786cm"/>
          <chart:axis chart:dimension="x" chart:name="primary-x" chart:style-name="ch5" chartooo:axis-type="auto">
            <chartooo:date-scale/>
            <chart:title svg:x="6.118cm" svg:y="8.027cm" chart:style-name="ch6">
              <text:p>Arguments</text:p>
            </chart:title>
            <chart:categories table:cell-range-address="complete_01.A2:complete_01.A12"/>
          </chart:axis>
          <chart:axis chart:dimension="y" chart:name="primary-y" chart:style-name="ch7">
            <chart:title svg:x="0.451cm" svg:y="6.692cm" chart:style-name="ch8">
              <text:p>% CPU time / Iterations</text:p>
            </chart:title>
            <chart:grid chart:style-name="ch9" chart:class="major"/>
          </chart:axis>
          <chart:series chart:style-name="ch10" chart:values-cell-range-address="complete_01.B16:complete_01.B26" chart:label-cell-address="complete_01.B15:complete_01.B15" chart:class="chart:line">
            <chart:data-point chart:repeated="11"/>
          </chart:series>
          <chart:series chart:style-name="ch11" chart:values-cell-range-address="complete_01.C16:complete_01.C26" chart:label-cell-address="complete_01.C15:complete_01.C15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time</text:p>
                <draw:g>
                  <svg:desc>complete_01.B15:complete_01.B15</svg:desc>
                </draw:g>
              </table:table-cell>
              <table:table-cell office:value-type="string">
                <text:p>Iterations</text:p>
                <draw:g>
                  <svg:desc>complete_01.C15:complete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1.A2:complete_01.A12</svg:desc>
                </draw:g>
              </table:table-cell>
              <table:table-cell office:value-type="float" office:value="0.454292442731749">
                <text:p>0.454292442731749</text:p>
                <draw:g>
                  <svg:desc>complete_01.B16:complete_01.B26</svg:desc>
                </draw:g>
              </table:table-cell>
              <table:table-cell office:value-type="float" office:value="0.323158282466849">
                <text:p>0.323158282466849</text:p>
                <draw:g>
                  <svg:desc>complete_01.C16:complete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84171958964338">
                <text:p>0.184171958964338</text:p>
              </table:table-cell>
              <table:table-cell office:value-type="float" office:value="0.286986369255969">
                <text:p>0.28698636925596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11165048543689">
                <text:p>0.211165048543689</text:p>
              </table:table-cell>
              <table:table-cell office:value-type="float" office:value="0.220207513794651">
                <text:p>0.22020751379465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73846908734053">
                <text:p>0.73846908734053</text:p>
              </table:table-cell>
              <table:table-cell office:value-type="float" office:value="0.20116675988897">
                <text:p>0.2011667598889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274814314652262">
                <text:p>0.274814314652262</text:p>
              </table:table-cell>
              <table:table-cell office:value-type="float" office:value="0.280737180992335">
                <text:p>0.2807371809923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415547703180212">
                <text:p>0.415547703180212</text:p>
              </table:table-cell>
              <table:table-cell office:value-type="float" office:value="0.413965848693882">
                <text:p>0.4139658486938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45592286501377">
                <text:p>0.445592286501377</text:p>
              </table:table-cell>
              <table:table-cell office:value-type="float" office:value="0.424559654370223">
                <text:p>0.42455965437022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452986022871665">
                <text:p>0.452986022871665</text:p>
              </table:table-cell>
              <table:table-cell office:value-type="float" office:value="0.42813289788005">
                <text:p>0.4281328978800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478558110627719">
                <text:p>0.478558110627719</text:p>
              </table:table-cell>
              <table:table-cell office:value-type="float" office:value="0.451757770115497">
                <text:p>0.45175777011549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547181008902077">
                <text:p>0.547181008902077</text:p>
              </table:table-cell>
              <table:table-cell office:value-type="float" office:value="0.47526123952329">
                <text:p>0.475261239523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44771446462117">
                <text:p>0.544771446462117</text:p>
              </table:table-cell>
              <table:table-cell office:value-type="float" office:value="0.509410914347669">
                <text:p>0.5094109143476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24cm" svg:y="0.315cm" chart:style-name="ch2">
          <text:p>CPU time / Iterations of the two approaches
for the complete semantics with e=0.01</text:p>
        </chart:title>
        <chart:legend chart:legend-position="end" svg:x="12.415cm" svg:y="3.436cm" style:legend-expansion="high" chart:style-name="ch3"/>
        <chart:plot-area chart:style-name="ch4" table:cell-range-address="complete_01.A2:complete_01.C12 complete_01.A1:complete_01.C1 complete_01.I1:complete_01.J12" chart:data-source-has-labels="both" svg:x="1.324cm" svg:y="2.2cm" svg:width="9.897cm" svg:height="5.646cm">
          <chartooo:coordinate-region svg:x="2.151cm" svg:y="2.404cm" svg:width="7.857cm" svg:height="4.786cm"/>
          <chart:axis chart:dimension="x" chart:name="primary-x" chart:style-name="ch5" chartooo:axis-type="auto">
            <chartooo:date-scale/>
            <chart:title svg:x="5.457cm" svg:y="8.027cm" chart:style-name="ch6">
              <text:p>Arguments</text:p>
            </chart:title>
            <chart:categories table:cell-range-address="complete_01.A2:complete_01.A12"/>
          </chart:axis>
          <chart:axis chart:dimension="y" chart:name="primary-y" chart:style-name="ch5">
            <chart:title svg:x="0.451cm" svg:y="6.126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1.542cm" svg:y="5.71cm" chart:style-name="ch7">
              <text:p>Iterations</text:p>
            </chart:title>
          </chart:axis>
          <chart:series chart:attached-axis="primary-y" chart:style-name="ch10" chart:values-cell-range-address="complete_01.B2:complete_01.B12" chart:label-cell-address="complete_01.B1:complete_01.B1" chart:class="chart:line">
            <chart:data-point chart:repeated="11"/>
          </chart:series>
          <chart:series chart:attached-axis="secondary-y" chart:style-name="ch11" chart:values-cell-range-address="complete_01.C2:complete_01.C12" chart:label-cell-address="complete_01.C1:complete_01.C1" chart:class="chart:line">
            <chart:data-point chart:repeated="11"/>
          </chart:series>
          <chart:series chart:attached-axis="primary-y" chart:style-name="ch12" chart:values-cell-range-address="complete_01.I2:complete_01.I12" chart:label-cell-address="complete_01.I1:complete_01.I1" chart:class="chart:line">
            <chart:data-point chart:repeated="11"/>
          </chart:series>
          <chart:series chart:attached-axis="secondary-y" chart:style-name="ch13" chart:values-cell-range-address="complete_01.J2:complete_01.J12" chart:label-cell-address="complete_01.J1:complete_01.J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 CPU time</text:p>
                <draw:g>
                  <svg:desc>complete_01.B1:complete_01.B1</svg:desc>
                </draw:g>
              </table:table-cell>
              <table:table-cell office:value-type="string">
                <text:p>Orig Iters</text:p>
                <draw:g>
                  <svg:desc>complete_01.C1:complete_01.C1</svg:desc>
                </draw:g>
              </table:table-cell>
              <table:table-cell office:value-type="string">
                <text:p>Opt CPU time</text:p>
                <draw:g>
                  <svg:desc>complete_01.I1:complete_01.I1</svg:desc>
                </draw:g>
              </table:table-cell>
              <table:table-cell office:value-type="string">
                <text:p>Opt Iters</text:p>
                <draw:g>
                  <svg:desc>complete_01.J1:complete_01.J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1.A2:complete_01.A12</svg:desc>
                </draw:g>
              </table:table-cell>
              <table:table-cell office:value-type="float" office:value="233.55">
                <text:p>233.55</text:p>
                <draw:g>
                  <svg:desc>complete_01.B2:complete_01.B12</svg:desc>
                </draw:g>
              </table:table-cell>
              <table:table-cell office:value-type="float" office:value="9502">
                <text:p>9502</text:p>
                <draw:g>
                  <svg:desc>complete_01.C2:complete_01.C12</svg:desc>
                </draw:g>
              </table:table-cell>
              <table:table-cell office:value-type="float" office:value="106.1">
                <text:p>106.1</text:p>
                <draw:g>
                  <svg:desc>complete_01.I2:complete_01.I12</svg:desc>
                </draw:g>
              </table:table-cell>
              <table:table-cell office:value-type="float" office:value="3070.65">
                <text:p>3070.65</text:p>
                <draw:g>
                  <svg:desc>complete_01.J2:complete_01.J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2.35">
                <text:p>102.35</text:p>
              </table:table-cell>
              <table:table-cell office:value-type="float" office:value="9584.95">
                <text:p>9584.95</text:p>
              </table:table-cell>
              <table:table-cell office:value-type="float" office:value="18.85">
                <text:p>18.85</text:p>
              </table:table-cell>
              <table:table-cell office:value-type="float" office:value="2750.75">
                <text:p>2750.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1.8">
                <text:p>61.8</text:p>
              </table:table-cell>
              <table:table-cell office:value-type="float" office:value="9469.25">
                <text:p>9469.25</text:p>
              </table:table-cell>
              <table:table-cell office:value-type="float" office:value="13.05">
                <text:p>13.05</text:p>
              </table:table-cell>
              <table:table-cell office:value-type="float" office:value="2085.2">
                <text:p>2085.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1.9">
                <text:p>101.9</text:p>
              </table:table-cell>
              <table:table-cell office:value-type="float" office:value="9564.95">
                <text:p>9564.95</text:p>
              </table:table-cell>
              <table:table-cell office:value-type="float" office:value="75.25">
                <text:p>75.25</text:p>
              </table:table-cell>
              <table:table-cell office:value-type="float" office:value="1924.15">
                <text:p>1924.1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4.05">
                <text:p>74.05</text:p>
              </table:table-cell>
              <table:table-cell office:value-type="float" office:value="9582.45">
                <text:p>9582.45</text:p>
              </table:table-cell>
              <table:table-cell office:value-type="float" office:value="20.35">
                <text:p>20.35</text:p>
              </table:table-cell>
              <table:table-cell office:value-type="float" office:value="2690.15">
                <text:p>2690.1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0.75">
                <text:p>70.75</text:p>
              </table:table-cell>
              <table:table-cell office:value-type="float" office:value="8843">
                <text:p>8843</text:p>
              </table:table-cell>
              <table:table-cell office:value-type="float" office:value="29.4">
                <text:p>29.4</text:p>
              </table:table-cell>
              <table:table-cell office:value-type="float" office:value="3660.7">
                <text:p>3660.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2.6">
                <text:p>72.6</text:p>
              </table:table-cell>
              <table:table-cell office:value-type="float" office:value="8726.1">
                <text:p>8726.1</text:p>
              </table:table-cell>
              <table:table-cell office:value-type="float" office:value="32.35">
                <text:p>32.35</text:p>
              </table:table-cell>
              <table:table-cell office:value-type="float" office:value="3704.75">
                <text:p>3704.7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8.7">
                <text:p>78.7</text:p>
              </table:table-cell>
              <table:table-cell office:value-type="float" office:value="8665.3">
                <text:p>8665.3</text:p>
              </table:table-cell>
              <table:table-cell office:value-type="float" office:value="35.65">
                <text:p>35.65</text:p>
              </table:table-cell>
              <table:table-cell office:value-type="float" office:value="3709.9">
                <text:p>3709.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0.45">
                <text:p>80.45</text:p>
              </table:table-cell>
              <table:table-cell office:value-type="float" office:value="8294.6">
                <text:p>8294.6</text:p>
              </table:table-cell>
              <table:table-cell office:value-type="float" office:value="38.5">
                <text:p>38.5</text:p>
              </table:table-cell>
              <table:table-cell office:value-type="float" office:value="3747.15">
                <text:p>3747.1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4.25">
                <text:p>84.25</text:p>
              </table:table-cell>
              <table:table-cell office:value-type="float" office:value="7832.85">
                <text:p>7832.85</text:p>
              </table:table-cell>
              <table:table-cell office:value-type="float" office:value="46.1">
                <text:p>46.1</text:p>
              </table:table-cell>
              <table:table-cell office:value-type="float" office:value="3722.65">
                <text:p>3722.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9.85">
                <text:p>79.85</text:p>
              </table:table-cell>
              <table:table-cell office:value-type="float" office:value="6917.5">
                <text:p>6917.5</text:p>
              </table:table-cell>
              <table:table-cell office:value-type="float" office:value="43.5">
                <text:p>43.5</text:p>
              </table:table-cell>
              <table:table-cell office:value-type="float" office:value="3523.85">
                <text:p>3523.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title svg:x="2.122cm" svg:y="0.315cm" chart:style-name="ch2">
          <text:p>% CPU time / Iterations compared to the naive approach
for the grounded semantics with e=0.01</text:p>
        </chart:title>
        <chart:legend chart:legend-position="end" svg:x="13.183cm" svg:y="3.943cm" style:legend-expansion="high" chart:style-name="ch3"/>
        <chart:plot-area chart:style-name="ch4" table:cell-range-address="grounded_01.A2:grounded_01.A12 grounded_01.B15:grounded_01.C26" chart:data-source-has-labels="both" svg:x="1.324cm" svg:y="2.2cm" svg:width="11.219cm" svg:height="5.646cm">
          <chartooo:coordinate-region svg:x="2.279cm" svg:y="2.404cm" svg:width="10.071cm" svg:height="4.786cm"/>
          <chart:axis chart:dimension="x" chart:name="primary-x" chart:style-name="ch5" chartooo:axis-type="auto">
            <chartooo:date-scale/>
            <chart:title svg:x="6.118cm" svg:y="8.027cm" chart:style-name="ch6">
              <text:p>Arguments</text:p>
            </chart:title>
            <chart:categories table:cell-range-address="grounded_01.A2:grounded_01.A12"/>
          </chart:axis>
          <chart:axis chart:dimension="y" chart:name="primary-y" chart:style-name="ch7">
            <chart:title svg:x="0.451cm" svg:y="6.692cm" chart:style-name="ch8">
              <text:p>% CPU time / Iterations</text:p>
            </chart:title>
            <chart:grid chart:style-name="ch9" chart:class="major"/>
          </chart:axis>
          <chart:series chart:style-name="ch10" chart:values-cell-range-address="grounded_01.B16:grounded_01.B26" chart:label-cell-address="grounded_01.B15:grounded_01.B15" chart:class="chart:line">
            <chart:data-point chart:repeated="11"/>
          </chart:series>
          <chart:series chart:style-name="ch11" chart:values-cell-range-address="grounded_01.C16:grounded_01.C26" chart:label-cell-address="grounded_01.C15:grounded_01.C15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time</text:p>
                <draw:g>
                  <svg:desc>grounded_01.B15:grounded_01.B15</svg:desc>
                </draw:g>
              </table:table-cell>
              <table:table-cell office:value-type="string">
                <text:p>Iterations</text:p>
                <draw:g>
                  <svg:desc>grounded_01.C15:grounded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1.A2:grounded_01.A12</svg:desc>
                </draw:g>
              </table:table-cell>
              <table:table-cell office:value-type="float" office:value="0.502868336364908">
                <text:p>0.502868336364908</text:p>
                <draw:g>
                  <svg:desc>grounded_01.B16:grounded_01.B26</svg:desc>
                </draw:g>
              </table:table-cell>
              <table:table-cell office:value-type="float" office:value="0.3687748147685">
                <text:p>0.3687748147685</text:p>
                <draw:g>
                  <svg:desc>grounded_01.C16:grounded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09395711500975">
                <text:p>0.509395711500975</text:p>
              </table:table-cell>
              <table:table-cell office:value-type="float" office:value="0.331749108873741">
                <text:p>0.33174910887374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47626058152374">
                <text:p>0.347626058152374</text:p>
              </table:table-cell>
              <table:table-cell office:value-type="float" office:value="0.28259009173546">
                <text:p>0.2825900917354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21274207128824">
                <text:p>0.421274207128824</text:p>
              </table:table-cell>
              <table:table-cell office:value-type="float" office:value="0.254221574040315">
                <text:p>0.25422157404031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531120331950207">
                <text:p>0.531120331950207</text:p>
              </table:table-cell>
              <table:table-cell office:value-type="float" office:value="0.320092682798389">
                <text:p>0.32009268279838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713211662075298">
                <text:p>0.713211662075298</text:p>
              </table:table-cell>
              <table:table-cell office:value-type="float" office:value="0.434901154847675">
                <text:p>0.4349011548476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21334422022629">
                <text:p>0.721334422022629</text:p>
              </table:table-cell>
              <table:table-cell office:value-type="float" office:value="0.444210963701659">
                <text:p>0.44421096370165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26571428571429">
                <text:p>0.726571428571429</text:p>
              </table:table-cell>
              <table:table-cell office:value-type="float" office:value="0.447918784153822">
                <text:p>0.44791878415382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64955070603338">
                <text:p>0.764955070603338</text:p>
              </table:table-cell>
              <table:table-cell office:value-type="float" office:value="0.469189820336727">
                <text:p>0.46918982033672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85425101214575">
                <text:p>0.785425101214575</text:p>
              </table:table-cell>
              <table:table-cell office:value-type="float" office:value="0.486171143698125">
                <text:p>0.4861711436981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36144578313253">
                <text:p>0.836144578313253</text:p>
              </table:table-cell>
              <table:table-cell office:value-type="float" office:value="0.518291760004843">
                <text:p>0.51829176000484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